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5">
            <text:p>5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56M07S">
            <text:p>11:56:07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58M07S">
            <text:p>11:58:07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6 CPU_ALL.F1:CPU_ALL.F1 CPU_ALL.F2:CPU_ALL.F6 DISK_SUMM.D2:DISK_SUMM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97.6">
            <text:p>198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0.18">
            <text:p>20.2</text:p>
          </table:table-cell>
          <table:table-cell table:style-name="ce4" office:value-type="float" office:value="4.36">
            <text:p>4.4</text:p>
          </table:table-cell>
          <table:table-cell table:style-name="ce4" office:value-type="float" office:value="7.84">
            <text:p>7.8</text:p>
          </table:table-cell>
          <table:table-cell table:style-name="ce4" office:value-type="float" office:value="67.64">
            <text:p>67.6</text:p>
          </table:table-cell>
          <table:table-cell table:style-name="ce4" office:value-type="float" office:value="24.54">
            <text:p>24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07.2">
            <text:p>307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47.1">
            <text:p>47.1</text:p>
          </table:table-cell>
          <table:table-cell table:style-name="ce4" office:value-type="float" office:value="6">
            <text:p>6.0</text:p>
          </table:table-cell>
          <table:table-cell table:style-name="ce4" office:value-type="float" office:value="11.7">
            <text:p>11.7</text:p>
          </table:table-cell>
          <table:table-cell table:style-name="ce4" office:value-type="float" office:value="97.5">
            <text:p>97.5</text:p>
          </table:table-cell>
          <table:table-cell table:style-name="ce4" office:value-type="float" office:value="53.1">
            <text:p>53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939H57M37S">
            <text:p>11:57:37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33399405351834">
            <text:p>2.3</text:p>
          </table:table-cell>
          <table:table-cell table:style-name="ce4" office:value-type="float" office:value="1.37614678899083">
            <text:p>1.4</text:p>
          </table:table-cell>
          <table:table-cell table:style-name="ce4" office:value-type="float" office:value="1.49234693877551">
            <text:p>1.5</text:p>
          </table:table-cell>
          <table:table-cell table:style-name="ce4" office:value-type="float" office:value="1.44145476049675">
            <text:p>1.4</text:p>
          </table:table-cell>
          <table:table-cell table:style-name="ce4" office:value-type="float" office:value="2.1638141809291">
            <text:p>2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435.6">
            <text:p>43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25">
            <text:p>25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56.06S">
            <text:p>00:11:56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13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4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5240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667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7377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2444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322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5723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7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321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223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5016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722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8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09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36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2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5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5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6787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6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04840 0 105006 72316300 29657 3 1013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47232 0 19063 18079073 3155 2 738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54218 0 31803 18081485 3918 0 77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54910 0 23662 18084158 3888 0 73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48479 0 30475 18071582 18695 0 123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1461932 54 7 0 0 0 0 2 0 1 0 0 0 124 0 135446 68 0 0 0 0 0 0 0 22 0 0 0 0 0 0 0 0 2339172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246230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202081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809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9442537 0 3138223 240129 1963406 135488 0 9 894580 10204 3060498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4580 <text:s text:c="5"/>62 <text:s text:c="3"/>0 <text:s text:c="3"/>0 <text:s text:c="3"/>0 <text:s text:c="4"/>0 <text:s text:c="9"/>0 <text:s text:c="8"/>0 <text:s text:c="4"/>4580 <text:s text:c="5"/>6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77050152 2142898 <text:s text:c="3"/>0 <text:s/>396 <text:s text:c="3"/>0 <text:s text:c="4"/>0 <text:s text:c="9"/>0 <text:s text:c="8"/>0 572290956 <text:s/>48656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6459 6095 904062 289272 118986 967209 8713256 6432732 0 396536 673494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6357 6064 903010 288680 118983 967209 8713256 6432724 0 396396 673434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 0 0 0 0 0 4 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92 0 0 0 0 0 392 39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927 3335299 21 353 6 58 83616 193510 20 0 1 0 4 2932736 413 4294967295 12107776 12207612 3217145072 3217140044 2753558 0 0 4096 536946211 3223525726 0 0 0 2 0 0 78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13 311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142898 errors:0 dropped:396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48656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77050152 (177.0 MB) <text:s/>TX bytes:572290956 (572.2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2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580 (4.5 KB) <text:s/>TX bytes:4580 (4.5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2921 <text:s text:c="5"/>4360 <text:s/>41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97.5">
            <text:p>97.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office:value-type="float" office:value="15.5">
            <text:p>15.5</text:p>
          </table:table-cell>
          <table:table-cell office:value-type="float" office:value="4.5">
            <text:p>4.5</text:p>
          </table:table-cell>
          <table:table-cell office:value-type="float" office:value="10.9">
            <text:p>10.9</text:p>
          </table:table-cell>
          <table:table-cell office:value-type="float" office:value="69.2">
            <text:p>69.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office:value-type="float" office:value="47.1">
            <text:p>47.1</text:p>
          </table:table-cell>
          <table:table-cell office:value-type="float" office:value="6">
            <text:p>6</text:p>
          </table:table-cell>
          <table:table-cell office:value-type="float" office:value="6.8">
            <text:p>6.8</text:p>
          </table:table-cell>
          <table:table-cell office:value-type="float" office:value="40.2">
            <text:p>40.2</text:p>
          </table:table-cell>
          <table:table-cell office:value-type="float" office:value="53.1">
            <text:p>53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office:value-type="float" office:value="22.6">
            <text:p>22.6</text:p>
          </table:table-cell>
          <table:table-cell office:value-type="float" office:value="5.7">
            <text:p>5.7</text:p>
          </table:table-cell>
          <table:table-cell office:value-type="float" office:value="11.7">
            <text:p>11.7</text:p>
          </table:table-cell>
          <table:table-cell office:value-type="float" office:value="59.9">
            <text:p>59.9</text:p>
          </table:table-cell>
          <table:table-cell office:value-type="float" office:value="28.3">
            <text:p>28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office:value-type="float" office:value="14.3">
            <text:p>14.3</text:p>
          </table:table-cell>
          <table:table-cell office:value-type="float" office:value="4.5">
            <text:p>4.5</text:p>
          </table:table-cell>
          <table:table-cell office:value-type="float" office:value="9.8">
            <text:p>9.8</text:p>
          </table:table-cell>
          <table:table-cell office:value-type="float" office:value="71.4">
            <text:p>71.4</text:p>
          </table:table-cell>
          <table:table-cell office:value-type="float" office:value="18.8">
            <text:p>18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0.18">
            <text:p>20.18</text:p>
            <draw:frame table:end-cell-address="CPU_ALL.U34" table:end-x="0.474in" table:end-y="0.0031in" draw:z-index="0" draw:name="Chart 1" draw:style-name="gr1" svg:width="14.0496in" svg:height="5.0535in" svg:x="0.0299in" svg:y="0.0043in">
              <draw:object draw:notify-on-update-of-ranges="CPU_ALL.A2:CPU_ALL.A6 CPU_ALL.B1:CPU_ALL.B1 CPU_ALL.B2:CPU_ALL.B6 CPU_ALL.C1:CPU_ALL.C1 CPU_ALL.C2:CPU_ALL.C6 CPU_ALL.D1:CPU_ALL.D1 CPU_ALL.D2:CPU_ALL.D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4.36">
            <text:p>4.36</text:p>
          </table:table-cell>
          <table:table-cell office:value-type="float" office:value="7.84">
            <text:p>7.84</text:p>
          </table:table-cell>
          <table:table-cell office:value-type="float" office:value="67.64">
            <text:p>67.64</text:p>
          </table:table-cell>
          <table:table-cell office:value-type="float" office:value="24.54">
            <text:p>24.54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0" table:end-x="0.474in" table:end-y="0.0157in" draw:z-index="1" draw:name="Chart 2" draw:style-name="gr1" svg:width="14.0496in" svg:height="5.0524in" svg:x="0.0299in" svg:y="0.0181in">
              <draw:object draw:notify-on-update-of-ranges="CPU_ALL.A2:CPU_ALL.A6 CPU_ALL.G1:CPU_ALL.G1 CPU_ALL.G2:CPU_ALL.G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8.3">
            <text:p>18.3</text:p>
          </table:table-cell>
          <table:table-cell table:style-name="ce10" office:value-type="float" office:value="3.52">
            <text:p>3.5</text:p>
          </table:table-cell>
          <table:table-cell table:style-name="ce10" office:value-type="float" office:value="1.44">
            <text:p>1.4</text:p>
          </table:table-cell>
          <table:table-cell table:style-name="ce10" office:value-type="float" office:value="76.72">
            <text:p>76.7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0.96">
            <text:p>21.0</text:p>
          </table:table-cell>
          <table:table-cell table:style-name="ce10" office:value-type="float" office:value="3.98">
            <text:p>4.0</text:p>
          </table:table-cell>
          <table:table-cell table:style-name="ce10" office:value-type="float" office:value="2.24">
            <text:p>2.2</text:p>
          </table:table-cell>
          <table:table-cell table:style-name="ce10" office:value-type="float" office:value="72.78">
            <text:p>72.8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0.56">
            <text:p>20.6</text:p>
          </table:table-cell>
          <table:table-cell table:style-name="ce10" office:value-type="float" office:value="3.68">
            <text:p>3.7</text:p>
          </table:table-cell>
          <table:table-cell table:style-name="ce10" office:value-type="float" office:value="1.92">
            <text:p>1.9</text:p>
          </table:table-cell>
          <table:table-cell table:style-name="ce10" office:value-type="float" office:value="73.82">
            <text:p>73.8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9.66">
            <text:p>19.7</text:p>
          </table:table-cell>
          <table:table-cell table:style-name="ce10" office:value-type="float" office:value="5.36">
            <text:p>5.4</text:p>
          </table:table-cell>
          <table:table-cell table:style-name="ce10" office:value-type="float" office:value="24.94">
            <text:p>24.9</text:p>
          </table:table-cell>
          <table:table-cell table:style-name="ce10" office:value-type="float" office:value="50.06">
            <text:p>50.1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office:value-type="float" office:value="0">
            <text:p>0</text:p>
          </table:table-cell>
          <table:table-cell office:value-type="float" office:value="2280.4">
            <text:p>2280.4</text:p>
          </table:table-cell>
          <table:table-cell office:value-type="float" office:value="277.6">
            <text:p>277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office:value-type="float" office:value="0">
            <text:p>0</text:p>
          </table:table-cell>
          <table:table-cell office:value-type="float" office:value="5570.2">
            <text:p>5570.2</text:p>
          </table:table-cell>
          <table:table-cell office:value-type="float" office:value="187">
            <text:p>18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office:value-type="float" office:value="0">
            <text:p>0</text:p>
          </table:table-cell>
          <table:table-cell office:value-type="float" office:value="4601.8">
            <text:p>4601.8</text:p>
          </table:table-cell>
          <table:table-cell office:value-type="float" office:value="307.2">
            <text:p>307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office:value-type="float" office:value="0">
            <text:p>0</text:p>
          </table:table-cell>
          <table:table-cell office:value-type="float" office:value="2067.6">
            <text:p>2067.6</text:p>
          </table:table-cell>
          <table:table-cell office:value-type="float" office:value="216.2">
            <text:p>216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DISK_SUMM.T34" table:end-x="0.6197in" table:end-y="0.0031in" draw:z-index="0" draw:name="Chart 1" draw:style-name="gr1" svg:width="14.0118in" svg:height="5.0535in" svg:x="0.0299in" svg:y="0.0043in">
              <draw:object draw:notify-on-update-of-ranges="DISK_SUMM.A2:DISK_SUMM.A6 DISK_SUMM.B1:DISK_SUMM.B1 DISK_SUMM.B2:DISK_SUMM.B6 DISK_SUMM.C1:DISK_SUMM.C1 DISK_SUMM.C2:DISK_SUMM.C6 DISK_SUMM.D2:DISK_SUMM.D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6])" office:value-type="float" office:value="2904">
            <text:p>2904.0</text:p>
          </table:table-cell>
          <table:table-cell table:style-name="ce11" table:formula="of:=AVERAGE([.D2:.D6])" office:value-type="float" office:value="197.6">
            <text:p>197.6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1343.85710743802">
            <text:p>1343.9</text:p>
          </table:table-cell>
          <table:table-cell table:style-name="ce11" table:formula="of:=IF([.D8]=0;0;MAX(SUMPRODUCT([.D2:.D6];[.D2:.D6])/SUM([.D2:.D6])-[.D8];0))" office:value-type="float" office:value="58.6196761133603">
            <text:p>58.6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322.34289256198">
            <text:p>1322.3</text:p>
          </table:table-cell>
          <table:table-cell table:style-name="ce11" table:formula="of:=ABS(MAX([.D2:.D6])-[.D8]-[.D9])" office:value-type="float" office:value="50.9803238866397">
            <text:p>51.0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0" table:end-x="0.6197in" table:end-y="0.0157in" draw:z-index="1" draw:name="Chart 2" draw:style-name="gr1" svg:width="14.0118in" svg:height="5.0524in" svg:x="0.0299in" svg:y="0.0181in">
              <draw:object draw:notify-on-update-of-ranges="DISK_SUMM.B1:DISK_SUMM.D1 DISK_SUMM.A8:DISK_SUMM.A8 DISK_SUMM.B8:DISK_SUMM.D8 DISK_SUMM.A9:DISK_SUMM.A9 DISK_SUMM.B9:DISK_SUMM.D9 DISK_SUMM.A10:DISK_SUMM.A10 DISK_SUMM.B10:DISK_SUMM.D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table:number-columns-repeated="2" office:value-type="float" office:value="8.2">
            <text:p>8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.4">
            <text:p>16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table:number-columns-repeated="2" office:value-type="float" office:value="29.8">
            <text:p>29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9.6">
            <text:p>59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0">
            <text:p>3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table:number-columns-repeated="2" office:value-type="float" office:value="9.6">
            <text:p>9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9.2">
            <text:p>19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2.52">
            <text:p>12.5</text:p>
            <draw:frame table:end-cell-address="DISKBSIZE.V34" table:end-x="0.224in" table:end-y="0.0031in" draw:z-index="0" draw:name="Chart 1" draw:style-name="gr1" svg:width="14.0339in" svg:height="5.0535in" svg:x="0.0299in" svg:y="0.0043in">
              <draw:object draw:notify-on-update-of-ranges="DISKBSIZE.B1:DISKBSIZE.E1 DISKBSIZE.B8:DISKBSIZE.E8 DISKBSIZE.B9:DISKBSIZE.E9 DISKBSIZE.B10:DISKBSIZE.E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6])" office:value-type="float" office:value="12.52">
            <text:p>12.5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7.80651757188499">
            <text:p>7.8</text:p>
          </table:table-cell>
          <table:table-cell table:style-name="ce11" table:formula="of:=IF([.C8]=0;0;MAX(SUMPRODUCT([.C2:.C6];[.C2:.C6])/SUM([.C2:.C6])-[.C8];0))" office:value-type="float" office:value="7.80651757188499">
            <text:p>7.8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9.47348242811501">
            <text:p>9.5</text:p>
          </table:table-cell>
          <table:table-cell table:style-name="ce11" table:formula="of:=ABS(MAX([.C2:.C6])-[.C8]-[.C9])" office:value-type="float" office:value="9.47348242811501">
            <text:p>9.5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20.326517571885">
            <text:p>20.3</text:p>
          </table:table-cell>
          <table:table-cell table:style-name="ce11" table:formula="of:=[.C8]+ [.C9]" office:value-type="float" office:value="20.326517571885">
            <text:p>20.3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0" table:end-x="0.224in" table:end-y="0.0157in" draw:z-index="1" draw:name="Chart 2" draw:style-name="gr1" svg:width="14.0339in" svg:height="5.0524in" svg:x="0.0299in" svg:y="0.0181in">
              <draw:object draw:notify-on-update-of-ranges="DISKBSIZE.A2:DISKBSIZE.A6 DISKBSIZE.B1:DISKBSIZE.B1 DISKBSIZE.B2:DISKBSIZE.B6 DISKBSIZE.C1:DISKBSIZE.C1 DISKBSIZE.C2:DISKBSIZE.C6 DISKBSIZE.D1:DISKBSIZE.D1 DISKBSIZE.D2:DISKBSIZE.D6 DISKBSIZE.E1:DISKBSIZE.E1 DISKBSIZE.E2:DISKBSIZE.E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table:number-columns-repeated="2" office:value-type="float" office:value="55.2">
            <text:p>55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10.4">
            <text:p>11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table:number-columns-repeated="2" office:value-type="float" office:value="36.3">
            <text:p>36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2.6">
            <text:p>72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table:number-columns-repeated="2" office:value-type="float" office:value="55.8">
            <text:p>55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11.6">
            <text:p>111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table:number-columns-repeated="2" office:value-type="float" office:value="43.3">
            <text:p>43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6.6">
            <text:p>86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38.12">
            <text:p>38.1</text:p>
            <draw:frame table:end-cell-address="DISKBUSY.V34" table:end-x="0.224in" table:end-y="0.0031in" draw:z-index="0" draw:name="Chart 1" draw:style-name="gr1" svg:width="14.0339in" svg:height="5.0535in" svg:x="0.0299in" svg:y="0.0043in">
              <draw:object draw:notify-on-update-of-ranges="DISKBUSY.B1:DISKBUSY.E1 DISKBUSY.B8:DISKBUSY.E8 DISKBUSY.B9:DISKBUSY.E9 DISKBUSY.B10:DISKBUSY.E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6])" office:value-type="float" office:value="38.12">
            <text:p>38.1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10.9527177334733">
            <text:p>11.0</text:p>
          </table:table-cell>
          <table:table-cell table:style-name="ce11" table:formula="of:=IF([.C8]=0;0;MAX(SUMPRODUCT([.C2:.C6];[.C2:.C6])/SUM([.C2:.C6])-[.C8];0))" office:value-type="float" office:value="10.9527177334733">
            <text:p>11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6.72728226652674">
            <text:p>6.7</text:p>
          </table:table-cell>
          <table:table-cell table:style-name="ce11" table:formula="of:=ABS(MAX([.C2:.C6])-[.C8]-[.C9])" office:value-type="float" office:value="6.72728226652674">
            <text:p>6.7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49.0727177334733">
            <text:p>49.1</text:p>
          </table:table-cell>
          <table:table-cell table:style-name="ce11" table:formula="of:=[.C8]+ [.C9]" office:value-type="float" office:value="49.0727177334733">
            <text:p>49.1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0" table:end-x="0.224in" table:end-y="0.0157in" draw:z-index="1" draw:name="Chart 2" draw:style-name="gr1" svg:width="14.0339in" svg:height="5.0524in" svg:x="0.0299in" svg:y="0.0181in">
              <draw:object draw:notify-on-update-of-ranges="DISKBUSY.A2:DISKBUSY.A6 DISKBUSY.B1:DISKBUSY.B1 DISKBUSY.B2:DISKBUSY.B6 DISKBUSY.C1:DISKBUSY.C1 DISKBUSY.C2:DISKBUSY.C6 DISKBUSY.D1:DISKBUSY.D1 DISKBUSY.D2:DISKBUSY.D6 DISKBUSY.E1:DISKBUSY.E1 DISKBUSY.E2:DISKBUSY.E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DISKREAD.V34" table:end-x="0.224in" table:end-y="0.0031in" draw:z-index="0" draw:name="Chart 1" draw:style-name="gr1" svg:width="14.0339in" svg:height="5.0535in" svg:x="0.0299in" svg:y="0.0043in">
              <draw:object draw:notify-on-update-of-ranges="DISKREAD.B1:DISKREAD.E1 DISKREAD.B8:DISKREAD.E8 DISKREAD.B9:DISKREAD.E9 DISKREAD.B10:DISKREAD.E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0">
            <text:p>0.0</text:p>
          </table:table-cell>
          <table:table-cell table:style-name="ce11" table:formula="of:=[.C8]+ [.C9]" office:value-type="float" office:value="0">
            <text:p>0.0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0" table:end-x="0.224in" table:end-y="0.0157in" draw:z-index="1" draw:name="Chart 2" draw:style-name="gr1" svg:width="14.0339in" svg:height="5.0524in" svg:x="0.0299in" svg:y="0.0181in">
              <draw:object draw:notify-on-update-of-ranges="DISKREAD.A2:DISKREAD.A6 DISKREAD.B1:DISKREAD.B1 DISKREAD.B2:DISKREAD.B6 DISKREAD.C1:DISKREAD.C1 DISKREAD.C2:DISKREAD.C6 DISKREAD.D1:DISKREAD.D1 DISKREAD.D2:DISKREAD.D6 DISKREAD.E1:DISKREAD.E1 DISKREAD.E2:DISKREAD.E6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table:number-columns-repeated="2" office:value-type="float" office:value="1140.2">
            <text:p>1140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280.4">
            <text:p>2280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table:number-columns-repeated="2" office:value-type="float" office:value="2785.1">
            <text:p>2785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570.2">
            <text:p>557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table:number-columns-repeated="2" office:value-type="float" office:value="2300.9">
            <text:p>2300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601.8">
            <text:p>460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table:number-columns-repeated="2" office:value-type="float" office:value="1033.8">
            <text:p>1033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067.6">
            <text:p>2067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452">
            <text:p>1452.0</text:p>
            <draw:frame table:end-cell-address="DISKWRITE.V34" table:end-x="0.224in" table:end-y="0.0031in" draw:z-index="0" draw:name="Chart 1" draw:style-name="gr1" svg:width="14.0339in" svg:height="5.0535in" svg:x="0.0299in" svg:y="0.0043in">
              <draw:object draw:notify-on-update-of-ranges="DISKWRITE.B1:DISKWRITE.E1 DISKWRITE.B8:DISKWRITE.E8 DISKWRITE.B9:DISKWRITE.E9 DISKWRITE.B10:DISKWRITE.E1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6])" office:value-type="float" office:value="1452">
            <text:p>1452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671.928553719009">
            <text:p>671.9</text:p>
          </table:table-cell>
          <table:table-cell table:style-name="ce11" table:formula="of:=IF([.C8]=0;0;MAX(SUMPRODUCT([.C2:.C6];[.C2:.C6])/SUM([.C2:.C6])-[.C8];0))" office:value-type="float" office:value="671.928553719009">
            <text:p>671.9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661.171446280991">
            <text:p>661.2</text:p>
          </table:table-cell>
          <table:table-cell table:style-name="ce11" table:formula="of:=ABS(MAX([.C2:.C6])-[.C8]-[.C9])" office:value-type="float" office:value="661.171446280991">
            <text:p>661.2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2123.92855371901">
            <text:p>2123.9</text:p>
          </table:table-cell>
          <table:table-cell table:style-name="ce11" table:formula="of:=[.C8]+ [.C9]" office:value-type="float" office:value="2123.92855371901">
            <text:p>2123.9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0" table:end-x="0.224in" table:end-y="0.0157in" draw:z-index="1" draw:name="Chart 2" draw:style-name="gr1" svg:width="14.0339in" svg:height="5.0524in" svg:x="0.0299in" svg:y="0.0181in">
              <draw:object draw:notify-on-update-of-ranges="DISKWRITE.A2:DISKWRITE.A6 DISKWRITE.B1:DISKWRITE.B1 DISKWRITE.B2:DISKWRITE.B6 DISKWRITE.C1:DISKWRITE.C1 DISKWRITE.C2:DISKWRITE.C6 DISKWRITE.D1:DISKWRITE.D1 DISKWRITE.D2:DISKWRITE.D6 DISKWRITE.E1:DISKWRITE.E1 DISKWRITE.E2:DISKWRITE.E6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table:number-columns-repeated="2" office:value-type="float" office:value="138.8">
            <text:p>138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77.6">
            <text:p>277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table:number-columns-repeated="2" office:value-type="float" office:value="93.5">
            <text:p>93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87">
            <text:p>18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table:number-columns-repeated="2" office:value-type="float" office:value="153.6">
            <text:p>153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07.2">
            <text:p>307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table:number-columns-repeated="2" office:value-type="float" office:value="108.1">
            <text:p>108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16.2">
            <text:p>216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98.8">
            <text:p>98.8</text:p>
            <draw:frame table:end-cell-address="DISKXFER.V34" table:end-x="0.224in" table:end-y="0.0031in" draw:z-index="0" draw:name="Chart 1" draw:style-name="gr1" svg:width="14.0339in" svg:height="5.0535in" svg:x="0.0299in" svg:y="0.0043in">
              <draw:object draw:notify-on-update-of-ranges="DISKXFER.B1:DISKXFER.E1 DISKXFER.B8:DISKXFER.E8 DISKXFER.B9:DISKXFER.E9 DISKXFER.B10:DISKXFER.E1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6])" office:value-type="float" office:value="98.8">
            <text:p>98.8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29.3098380566802">
            <text:p>29.3</text:p>
          </table:table-cell>
          <table:table-cell table:style-name="ce11" table:formula="of:=IF([.C8]=0;0;MAX(SUMPRODUCT([.C2:.C6];[.C2:.C6])/SUM([.C2:.C6])-[.C8];0))" office:value-type="float" office:value="29.3098380566802">
            <text:p>29.3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25.4901619433198">
            <text:p>25.5</text:p>
          </table:table-cell>
          <table:table-cell table:style-name="ce11" table:formula="of:=ABS(MAX([.C2:.C6])-[.C8]-[.C9])" office:value-type="float" office:value="25.4901619433198">
            <text:p>25.5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28.10983805668">
            <text:p>128.1</text:p>
          </table:table-cell>
          <table:table-cell table:style-name="ce11" table:formula="of:=[.C8]+ [.C9]" office:value-type="float" office:value="128.10983805668">
            <text:p>128.1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0" table:end-x="0.224in" table:end-y="0.0157in" draw:z-index="1" draw:name="Chart 2" draw:style-name="gr1" svg:width="14.0339in" svg:height="5.0524in" svg:x="0.0299in" svg:y="0.0181in">
              <draw:object draw:notify-on-update-of-ranges="DISKXFER.A2:DISKXFER.A6 DISKXFER.B1:DISKXFER.B1 DISKXFER.B2:DISKXFER.B6 DISKXFER.C1:DISKXFER.C1 DISKXFER.C2:DISKXFER.C6 DISKXFER.D1:DISKXFER.D1 DISKXFER.D2:DISKXFER.D6 DISKXFER.E1:DISKXFER.E1 DISKXFER.E2:DISKXFER.E6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office:value-type="float" office:value="38.1">
            <text:p>38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office:value-type="float" office:value="38.4">
            <text:p>38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office:value-type="float" office:value="39.2">
            <text:p>39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office:value-type="float" office:value="38.1">
            <text:p>38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38.56">
            <text:p>38.6</text:p>
            <draw:frame table:end-cell-address="JFSFILE.U34" table:end-x="0.474in" table:end-y="0.0031in" draw:z-index="0" draw:name="Chart 1" draw:style-name="gr1" svg:width="14.0496in" svg:height="5.0535in" svg:x="0.0299in" svg:y="0.0043in">
              <draw:object draw:notify-on-update-of-ranges="JFSFILE.B1:JFSFILE.F1 JFSFILE.A8:JFSFILE.A8 JFSFILE.B8:JFSFILE.F8 JFSFILE.A9:JFSFILE.A9 JFSFILE.B9:JFSFILE.F9 JFSFILE.A10:JFSFILE.A10 JFSFILE.B10:JFSFILE.F1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.00545643153526498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.634543568464736">
            <text:p>0.6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11.9">
            <text:p>511.9</text:p>
          </table:table-cell>
          <table:table-cell office:value-type="float" office:value="22.1">
            <text:p>22.1</text:p>
          </table:table-cell>
          <table:table-cell office:value-type="float" office:value="489.8">
            <text:p>489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20.5">
            <text:p>720.5</text:p>
          </table:table-cell>
          <table:table-cell office:value-type="float" office:value="1215.4">
            <text:p>1215.4</text:p>
          </table:table-cell>
          <table:table-cell office:value-type="float" office:value="-1">
            <text:p>-1</text:p>
          </table:table-cell>
          <table:table-cell office:value-type="float" office:value="162.8">
            <text:p>162.8</text:p>
          </table:table-cell>
          <table:table-cell office:value-type="float" office:value="0">
            <text:p>0</text:p>
          </table:table-cell>
          <table:table-cell office:value-type="float" office:value="226.8">
            <text:p>226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94.1">
            <text:p>494.1</text:p>
          </table:table-cell>
          <table:table-cell office:value-type="float" office:value="1.6">
            <text:p>1.6</text:p>
          </table:table-cell>
          <table:table-cell office:value-type="float" office:value="492.5">
            <text:p>492.5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41.6">
            <text:p>741.6</text:p>
          </table:table-cell>
          <table:table-cell office:value-type="float" office:value="1216.1">
            <text:p>1216.1</text:p>
          </table:table-cell>
          <table:table-cell office:value-type="float" office:value="-1">
            <text:p>-1</text:p>
          </table:table-cell>
          <table:table-cell office:value-type="float" office:value="164.3">
            <text:p>164.3</text:p>
          </table:table-cell>
          <table:table-cell office:value-type="float" office:value="0">
            <text:p>0</text:p>
          </table:table-cell>
          <table:table-cell office:value-type="float" office:value="244.5">
            <text:p>244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35.4">
            <text:p>335.4</text:p>
          </table:table-cell>
          <table:table-cell office:value-type="float" office:value="1.6">
            <text:p>1.6</text:p>
          </table:table-cell>
          <table:table-cell office:value-type="float" office:value="333.8">
            <text:p>333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92.3">
            <text:p>792.3</text:p>
          </table:table-cell>
          <table:table-cell office:value-type="float" office:value="1373">
            <text:p>1373</text:p>
          </table:table-cell>
          <table:table-cell office:value-type="float" office:value="-1">
            <text:p>-1</text:p>
          </table:table-cell>
          <table:table-cell office:value-type="float" office:value="164.9">
            <text:p>164.9</text:p>
          </table:table-cell>
          <table:table-cell office:value-type="float" office:value="0">
            <text:p>0</text:p>
          </table:table-cell>
          <table:table-cell office:value-type="float" office:value="245.9">
            <text:p>245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23.2">
            <text:p>323.2</text:p>
          </table:table-cell>
          <table:table-cell office:value-type="float" office:value="1.6">
            <text:p>1.6</text:p>
          </table:table-cell>
          <table:table-cell office:value-type="float" office:value="321.6">
            <text:p>321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04.4">
            <text:p>804.4</text:p>
          </table:table-cell>
          <table:table-cell office:value-type="float" office:value="1389.4">
            <text:p>1389.4</text:p>
          </table:table-cell>
          <table:table-cell office:value-type="float" office:value="-1">
            <text:p>-1</text:p>
          </table:table-cell>
          <table:table-cell office:value-type="float" office:value="165.8">
            <text:p>165.8</text:p>
          </table:table-cell>
          <table:table-cell office:value-type="float" office:value="0">
            <text:p>0</text:p>
          </table:table-cell>
          <table:table-cell office:value-type="float" office:value="241.4">
            <text:p>241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91.1">
            <text:p>391.1</text:p>
          </table:table-cell>
          <table:table-cell office:value-type="float" office:value="9.7">
            <text:p>9.7</text:p>
          </table:table-cell>
          <table:table-cell office:value-type="float" office:value="381.3">
            <text:p>381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22.3">
            <text:p>722.3</text:p>
          </table:table-cell>
          <table:table-cell office:value-type="float" office:value="1341.9">
            <text:p>1341.9</text:p>
          </table:table-cell>
          <table:table-cell office:value-type="float" office:value="-1">
            <text:p>-1</text:p>
          </table:table-cell>
          <table:table-cell office:value-type="float" office:value="167.1">
            <text:p>167.1</text:p>
          </table:table-cell>
          <table:table-cell office:value-type="float" office:value="0">
            <text:p>0</text:p>
          </table:table-cell>
          <table:table-cell office:value-type="float" office:value="219.6">
            <text:p>219.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4" table:end-x="0.1303in" table:end-y="0.0031in" draw:z-index="0" draw:name="Chart 1" draw:style-name="gr1" svg:width="13.9429in" svg:height="5.0535in" svg:x="0.0299in" svg:y="0.0043in">
              <draw:object draw:notify-on-update-of-ranges="MEM.A2:MEM.A6 MEM.F1:MEM.F1 MEM.F2:MEM.F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0" table:end-x="0.1303in" table:end-y="0.0157in" draw:z-index="1" draw:name="Chart 2" draw:style-name="gr1" svg:width="13.9429in" svg:height="5.0524in" svg:x="0.0299in" svg:y="0.0181in">
              <draw:object draw:notify-on-update-of-ranges="MEM.A2:MEM.A6 MEM.B1:MEM.B1 MEM.B2:MEM.B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office:value-type="float" office:value="0">
            <text:p>0</text:p>
          </table:table-cell>
          <table:table-cell office:value-type="float" office:value="228.7">
            <text:p>228.7</text:p>
          </table:table-cell>
          <table:table-cell office:value-type="float" office:value="0">
            <text:p>0</text:p>
          </table:table-cell>
          <table:table-cell office:value-type="float" office:value="677.1">
            <text:p>677.1</text:p>
          </table:table-cell>
          <table:table-cell office:value-type="float" office:value="0">
            <text:p>0</text:p>
          </table:table-cell>
          <table:table-cell office:value-type="float" office:value="905.8">
            <text:p>905.8</text:p>
          </table:table-cell>
          <table:table-cell office:value-type="float" office:value="228.7">
            <text:p>228.7</text:p>
          </table:table-cell>
          <table:table-cell office:value-type="float" office:value="-677.1">
            <text:p>-677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office:value-type="float" office:value="0">
            <text:p>0</text:p>
          </table:table-cell>
          <table:table-cell office:value-type="float" office:value="55.1">
            <text:p>55.1</text:p>
          </table:table-cell>
          <table:table-cell office:value-type="float" office:value="0">
            <text:p>0</text:p>
          </table:table-cell>
          <table:table-cell office:value-type="float" office:value="1996.6">
            <text:p>1996.6</text:p>
          </table:table-cell>
          <table:table-cell office:value-type="float" office:value="0">
            <text:p>0</text:p>
          </table:table-cell>
          <table:table-cell office:value-type="float" office:value="2051.7">
            <text:p>2051.7</text:p>
          </table:table-cell>
          <table:table-cell office:value-type="float" office:value="55.1">
            <text:p>55.1</text:p>
          </table:table-cell>
          <table:table-cell office:value-type="float" office:value="-1996.6">
            <text:p>-1996.6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office:value-type="float" office:value="0">
            <text:p>0</text:p>
          </table:table-cell>
          <table:table-cell office:value-type="float" office:value="22.8">
            <text:p>22.8</text:p>
          </table:table-cell>
          <table:table-cell office:value-type="float" office:value="0">
            <text:p>0</text:p>
          </table:table-cell>
          <table:table-cell office:value-type="float" office:value="554.7">
            <text:p>554.7</text:p>
          </table:table-cell>
          <table:table-cell office:value-type="float" office:value="0">
            <text:p>0</text:p>
          </table:table-cell>
          <table:table-cell office:value-type="float" office:value="577.5">
            <text:p>577.5</text:p>
          </table:table-cell>
          <table:table-cell office:value-type="float" office:value="22.8">
            <text:p>22.8</text:p>
          </table:table-cell>
          <table:table-cell office:value-type="float" office:value="-554.7">
            <text:p>-554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office:value-type="float" office:value="0">
            <text:p>0</text:p>
          </table:table-cell>
          <table:table-cell office:value-type="float" office:value="24.9">
            <text:p>24.9</text:p>
          </table:table-cell>
          <table:table-cell office:value-type="float" office:value="0">
            <text:p>0</text:p>
          </table:table-cell>
          <table:table-cell office:value-type="float" office:value="429.6">
            <text:p>429.6</text:p>
          </table:table-cell>
          <table:table-cell office:value-type="float" office:value="0">
            <text:p>0</text:p>
          </table:table-cell>
          <table:table-cell office:value-type="float" office:value="454.5">
            <text:p>454.5</text:p>
          </table:table-cell>
          <table:table-cell office:value-type="float" office:value="24.9">
            <text:p>24.9</text:p>
          </table:table-cell>
          <table:table-cell office:value-type="float" office:value="-429.6">
            <text:p>-429.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.U34" table:end-x="0.474in" table:end-y="0.0031in" draw:z-index="0" draw:name="Chart 1" draw:style-name="gr1" svg:width="14.0496in" svg:height="5.0535in" svg:x="0.0299in" svg:y="0.0043in">
              <draw:object draw:notify-on-update-of-ranges="NET.A2:NET.A6 NET.I1:NET.I1 NET.I2:NET.I6 NET.H1:NET.H1 NET.H2:NET.H6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6])" office:value-type="float" office:value="66.44">
            <text:p>66.4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731.64">
            <text:p>731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103.578181818182">
            <text:p>103.6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617.96479470778">
            <text:p>618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58.6818181818182">
            <text:p>58.7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646.99520529222">
            <text:p>647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0" table:end-x="0.474in" table:end-y="0.0157in" draw:z-index="1" draw:name="Chart 2" draw:style-name="gr1" svg:width="14.0496in" svg:height="5.0524in" svg:x="0.0299in" svg:y="0.0181in">
              <draw:object draw:notify-on-update-of-ranges="NET.B1:NET.E1 NET.A8:NET.A8 NET.B8:NET.E8 NET.A9:NET.A9 NET.B9:NET.E9 NET.A10:NET.A10 NET.B10:NET.E10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6" table:end-x="0.474in" table:end-y="0.0311in" draw:z-index="2" draw:name="Chart 3" draw:style-name="gr1" svg:width="14.0496in" svg:height="5.0539in" svg:x="0.0299in" svg:y="0.0319in">
              <draw:object draw:notify-on-update-of-ranges="NET.A2:NET.A6 NET.B1:NET.B1 NET.B2:NET.B6 NET.C1:NET.C1 NET.C2:NET.C6 NET.D1:NET.D1 NET.D2:NET.D6 NET.E1:NET.E1 NET.E2:NET.E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office:value-type="float" office:value="0">
            <text:p>0</text:p>
          </table:table-cell>
          <table:table-cell office:value-type="float" office:value="770.9">
            <text:p>770.9</text:p>
          </table:table-cell>
          <table:table-cell office:value-type="float" office:value="0">
            <text:p>0</text:p>
          </table:table-cell>
          <table:table-cell office:value-type="float" office:value="984">
            <text:p>984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office:value-type="float" office:value="1669.3">
            <text:p>1669.3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office:value-type="float" office:value="0">
            <text:p>0</text:p>
          </table:table-cell>
          <table:table-cell office:value-type="float" office:value="261.8">
            <text:p>261.8</text:p>
          </table:table-cell>
          <table:table-cell office:value-type="float" office:value="0">
            <text:p>0</text:p>
          </table:table-cell>
          <table:table-cell office:value-type="float" office:value="476.7">
            <text:p>476.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office:value-type="float" office:value="0">
            <text:p>0</text:p>
          </table:table-cell>
          <table:table-cell office:value-type="float" office:value="220.2">
            <text:p>220.2</text:p>
          </table:table-cell>
          <table:table-cell office:value-type="float" office:value="0">
            <text:p>0</text:p>
          </table:table-cell>
          <table:table-cell office:value-type="float" office:value="379.6">
            <text:p>379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PACKET.U34" table:end-x="0.474in" table:end-y="0.0031in" draw:z-index="0" draw:name="Chart 1" draw:style-name="gr1" svg:width="14.0496in" svg:height="5.0535in" svg:x="0.0299in" svg:y="0.0043in">
              <draw:object draw:notify-on-update-of-ranges="NETPACKET.B1:NETPACKET.E1 NETPACKET.A8:NETPACKET.A8 NETPACKET.B8:NETPACKET.E8 NETPACKET.A9:NETPACKET.A9 NETPACKET.B9:NETPACKET.E9 NETPACKET.A10:NETPACKET.A10 NETPACKET.B10:NETPACKET.E10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6])" office:value-type="float" office:value="420.94">
            <text:p>420.9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702.1">
            <text:p>702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252.340434266166">
            <text:p>252.3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473.276256943456">
            <text:p>473.3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66.719565733834">
            <text:p>166.7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493.923743056545">
            <text:p>493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0" table:end-x="0.474in" table:end-y="0.0157in" draw:z-index="1" draw:name="Chart 2" draw:style-name="gr1" svg:width="14.0496in" svg:height="5.0524in" svg:x="0.0299in" svg:y="0.0181in">
              <draw:object draw:notify-on-update-of-ranges="NETPACKET.A2:NETPACKET.A6 NETPACKET.B1:NETPACKET.B1 NETPACKET.B2:NETPACKET.B6 NETPACKET.C1:NETPACKET.C1 NETPACKET.C2:NETPACKET.C6 NETPACKET.D1:NETPACKET.D1 NETPACKET.D2:NETPACKET.D6 NETPACKET.E1:NETPACKET.E1 NETPACKET.E2:NETPACKET.E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236.5">
            <text:p>2236.5</text:p>
          </table:table-cell>
          <table:table-cell table:number-columns-repeated="3" office:value-type="float" office:value="-1">
            <text:p>-1</text:p>
          </table:table-cell>
          <table:table-cell office:value-type="float" office:value="0.3">
            <text:p>0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755">
            <text:p>1755</text:p>
          </table:table-cell>
          <table:table-cell table:number-columns-repeated="3" office:value-type="float" office:value="-1">
            <text:p>-1</text:p>
          </table:table-cell>
          <table:table-cell office:value-type="float" office:value="2.1">
            <text:p>2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339">
            <text:p>1339</text:p>
          </table:table-cell>
          <table:table-cell table:number-columns-repeated="3" office:value-type="float" office:value="-1">
            <text:p>-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016.5">
            <text:p>1016.5</text:p>
          </table:table-cell>
          <table:table-cell table:number-columns-repeated="3" office:value-type="float" office:value="-1">
            <text:p>-1</text:p>
          </table:table-cell>
          <table:table-cell office:value-type="float" office:value="0.2">
            <text:p>0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4" table:end-x="0.474in" table:end-y="0.0031in" draw:z-index="0" draw:name="Chart 1" draw:style-name="gr1" svg:width="14.0496in" svg:height="5.0535in" svg:x="0.0299in" svg:y="0.0043in">
              <draw:object draw:notify-on-update-of-ranges="PROC.A2:PROC.A6 PROC.B1:PROC.B1 PROC.B2:PROC.B6 PROC.C1:PROC.C1 PROC.C2:PROC.C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0" table:end-x="0.474in" table:end-y="0.0157in" draw:z-index="1" draw:name="Chart 2" draw:style-name="gr1" svg:width="14.0496in" svg:height="5.0524in" svg:x="0.0299in" svg:y="0.0181in">
              <draw:object draw:notify-on-update-of-ranges="PROC.A2:PROC.A6 PROC.D2:PROC.D6 PROC.E2:PROC.E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6" table:end-x="0.474in" table:end-y="0.0311in" draw:z-index="2" draw:name="Chart 3" draw:style-name="gr1" svg:width="14.0496in" svg:height="5.0539in" svg:x="0.0299in" svg:y="0.0319in">
              <draw:object draw:notify-on-update-of-ranges="PROC.A2:PROC.A6 PROC.H2:PROC.H6 PROC.I2:PROC.I6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table:number-columns-repeated="3" office:value-type="float" office:value="-1">
            <text:p>-1</text:p>
          </table:table-cell>
          <table:table-cell office:value-type="float" office:value="23">
            <text:p>23</text:p>
          </table:table-cell>
          <table:table-cell table:number-columns-repeated="13" office:value-type="float" office:value="-1">
            <text:p>-1</text:p>
          </table:table-cell>
          <table:table-cell office:value-type="float" office:value="4513">
            <text:p>4513</text:p>
          </table:table-cell>
          <table:table-cell office:value-type="float" office:value="-1">
            <text:p>-1</text:p>
          </table:table-cell>
          <table:table-cell office:value-type="float" office:value="9572">
            <text:p>9572</text:p>
          </table:table-cell>
          <table:table-cell office:value-type="float" office:value="602">
            <text:p>602</text:p>
          </table:table-cell>
          <table:table-cell office:value-type="float" office:value="-1">
            <text:p>-1</text:p>
          </table:table-cell>
          <table:table-cell office:value-type="float" office:value="226117">
            <text:p>226117</text:p>
          </table:table-cell>
          <table:table-cell table:number-columns-repeated="7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3" office:value-type="float" office:value="-1">
            <text:p>-1</text:p>
          </table:table-cell>
          <table:table-cell office:value-type="float" office:value="67">
            <text:p>6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table:number-columns-repeated="3" office:value-type="float" office:value="-1">
            <text:p>-1</text:p>
          </table:table-cell>
          <table:table-cell office:value-type="float" office:value="49">
            <text:p>49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285">
            <text:p>1285</text:p>
          </table:table-cell>
          <table:table-cell office:value-type="float" office:value="0">
            <text:p>0</text:p>
          </table:table-cell>
          <table:table-cell office:value-type="float" office:value="-5105">
            <text:p>-5105</text:p>
          </table:table-cell>
          <table:table-cell table:number-columns-repeated="2" office:value-type="float" office:value="0">
            <text:p>0</text:p>
          </table:table-cell>
          <table:table-cell office:value-type="float" office:value="-226118">
            <text:p>-226118</text:p>
          </table:table-cell>
          <table:table-cell table:number-columns-repeated="9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table:number-columns-repeated="3" office:value-type="float" office:value="-1">
            <text:p>-1</text:p>
          </table:table-cell>
          <table:table-cell office:value-type="float" office:value="6">
            <text:p>6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3105">
            <text:p>3105</text:p>
          </table:table-cell>
          <table:table-cell office:value-type="float" office:value="0">
            <text:p>0</text:p>
          </table:table-cell>
          <table:table-cell office:value-type="float" office:value="3339">
            <text:p>3339</text:p>
          </table:table-cell>
          <table:table-cell table:number-columns-repeated="1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-33">
            <text:p>-3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table:number-columns-repeated="3" office:value-type="float" office:value="-1">
            <text:p>-1</text:p>
          </table:table-cell>
          <table:table-cell office:value-type="float" office:value="71">
            <text:p>7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813">
            <text:p>-813</text:p>
          </table:table-cell>
          <table:table-cell office:value-type="float" office:value="0">
            <text:p>0</text:p>
          </table:table-cell>
          <table:table-cell office:value-type="float" office:value="-6086">
            <text:p>-608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table:number-columns-repeated="3" office:value-type="float" office:value="-1">
            <text:p>-1</text:p>
          </table:table-cell>
          <table:table-cell office:value-type="float" office:value="77">
            <text:p>7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6213">
            <text:p>-6213</text:p>
          </table:table-cell>
          <table:table-cell office:value-type="float" office:value="0">
            <text:p>0</text:p>
          </table:table-cell>
          <table:table-cell office:value-type="float" office:value="-692">
            <text:p>-692</text:p>
          </table:table-cell>
          <table:table-cell table:number-columns-repeated="2" office:value-type="float" office:value="0">
            <text:p>0</text:p>
          </table:table-cell>
          <table:table-cell office:value-type="float" office:value="227695">
            <text:p>227695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-85">
            <text:p>-85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4" table:end-x="0.474in" table:end-y="0.0031in" draw:z-index="0" draw:name="Chart 1" draw:style-name="gr1" svg:width="14.0496in" svg:height="5.0535in" svg:x="0.0299in" svg:y="0.0043in">
              <draw:object draw:notify-on-update-of-ranges="VM.A2:VM.A6 VM.H1:VM.H1 VM.H2:VM.H6 VM.I1:VM.I1 VM.I2:VM.I6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0" table:end-x="0.474in" table:end-y="0.0157in" draw:z-index="1" draw:name="Chart 2" draw:style-name="gr1" svg:width="14.0496in" svg:height="5.0524in" svg:x="0.0299in" svg:y="0.0181in">
              <draw:object draw:notify-on-update-of-ranges="VM.A2:VM.A6 VM.J1:VM.J1 VM.J2:VM.J6 VM.K1:VM.K1 VM.K2:VM.K6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56M07S">
            <text:p>11:56:07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39H56M07S">
            <text:p>11:56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56M37S">
            <text:p>11:56:37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39H56M37S">
            <text:p>11:56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57M07S">
            <text:p>11:57:07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39H57M07S">
            <text:p>11:57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1H57M37S">
            <text:p>11:57:37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39H57M37S">
            <text:p>11:57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1H58M07S">
            <text:p>11:58:07</text:p>
          </table:table-cell>
          <table:table-cell office:value-type="date" office:date-value="2011-11-25">
            <text:p>25-Nov-11</text:p>
          </table:table-cell>
          <table:table-cell table:style-name="ce13" office:value-type="time" office:time-value="PT980939H58M07S">
            <text:p>11:58</text:p>
          </table:table-cell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6">
            <text:p>99.6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office:value-type="float" office:value="15.3">
            <text:p>15.3</text:p>
          </table:table-cell>
          <table:table-cell office:value-type="float" office:value="4.5">
            <text:p>4.5</text:p>
          </table:table-cell>
          <table:table-cell office:value-type="float" office:value="2.7">
            <text:p>2.7</text:p>
          </table:table-cell>
          <table:table-cell office:value-type="float" office:value="77.4">
            <text:p>77.4</text:p>
          </table:table-cell>
          <table:table-cell office:value-type="float" office:value="19.8">
            <text:p>19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office:value-type="float" office:value="39.9">
            <text:p>39.9</text:p>
          </table:table-cell>
          <table:table-cell office:value-type="float" office:value="4.7">
            <text:p>4.7</text:p>
          </table:table-cell>
          <table:table-cell office:value-type="float" office:value="0.7">
            <text:p>0.7</text:p>
          </table:table-cell>
          <table:table-cell office:value-type="float" office:value="54.7">
            <text:p>54.7</text:p>
          </table:table-cell>
          <table:table-cell office:value-type="float" office:value="44.6">
            <text:p>44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office:value-type="float" office:value="22.5">
            <text:p>22.5</text:p>
          </table:table-cell>
          <table:table-cell office:value-type="float" office:value="4.3">
            <text:p>4.3</text:p>
          </table:table-cell>
          <table:table-cell office:value-type="float" office:value="1.6">
            <text:p>1.6</text:p>
          </table:table-cell>
          <table:table-cell office:value-type="float" office:value="71.6">
            <text:p>71.6</text:p>
          </table:table-cell>
          <table:table-cell office:value-type="float" office:value="26.8">
            <text:p>26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office:value-type="float" office:value="13.5">
            <text:p>13.5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80.3">
            <text:p>80.3</text:p>
          </table:table-cell>
          <table:table-cell office:value-type="float" office:value="17.5">
            <text:p>17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8.3">
            <text:p>18.3</text:p>
            <draw:frame table:end-cell-address="CPU01.U34" table:end-x="0.474in" table:end-y="0.0031in" draw:z-index="0" draw:name="Chart 1" draw:style-name="gr1" svg:width="14.0496in" svg:height="5.0535in" svg:x="0.0299in" svg:y="0.0043in">
              <draw:object draw:notify-on-update-of-ranges="CPU01.A2:CPU01.A6 CPU01.B1:CPU01.B1 CPU01.B2:CPU01.B6 CPU01.C1:CPU01.C1 CPU01.C2:CPU01.C6 CPU01.D1:CPU01.D1 CPU01.D2:CPU01.D6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52">
            <text:p>3.52</text:p>
          </table:table-cell>
          <table:table-cell office:value-type="float" office:value="1.44">
            <text:p>1.44</text:p>
          </table:table-cell>
          <table:table-cell office:value-type="float" office:value="76.72">
            <text:p>76.72</text:p>
          </table:table-cell>
          <table:table-cell office:value-type="float" office:value="21.82">
            <text:p>21.82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office:value-type="float" office:value="16.3">
            <text:p>16.3</text:p>
          </table:table-cell>
          <table:table-cell office:value-type="float" office:value="4">
            <text:p>4</text:p>
          </table:table-cell>
          <table:table-cell office:value-type="float" office:value="4.1">
            <text:p>4.1</text:p>
          </table:table-cell>
          <table:table-cell office:value-type="float" office:value="75.5">
            <text:p>75.5</text:p>
          </table:table-cell>
          <table:table-cell office:value-type="float" office:value="20.3">
            <text:p>20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office:value-type="float" office:value="47.4">
            <text:p>47.4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45">
            <text:p>45</text:p>
          </table:table-cell>
          <table:table-cell office:value-type="float" office:value="53.7">
            <text:p>53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office:value-type="float" office:value="24">
            <text:p>24</text:p>
          </table:table-cell>
          <table:table-cell office:value-type="float" office:value="4.7">
            <text:p>4.7</text:p>
          </table:table-cell>
          <table:table-cell office:value-type="float" office:value="2.8">
            <text:p>2.8</text:p>
          </table:table-cell>
          <table:table-cell office:value-type="float" office:value="68.5">
            <text:p>68.5</text:p>
          </table:table-cell>
          <table:table-cell office:value-type="float" office:value="28.7">
            <text:p>28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office:value-type="float" office:value="16.8">
            <text:p>16.8</text:p>
          </table:table-cell>
          <table:table-cell office:value-type="float" office:value="4.7">
            <text:p>4.7</text:p>
          </table:table-cell>
          <table:table-cell office:value-type="float" office:value="3.1">
            <text:p>3.1</text:p>
          </table:table-cell>
          <table:table-cell office:value-type="float" office:value="75.4">
            <text:p>75.4</text:p>
          </table:table-cell>
          <table:table-cell office:value-type="float" office:value="21.5">
            <text:p>2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0.96">
            <text:p>20.96</text:p>
            <draw:frame table:end-cell-address="CPU02.U34" table:end-x="0.474in" table:end-y="0.0031in" draw:z-index="0" draw:name="Chart 1" draw:style-name="gr1" svg:width="14.0496in" svg:height="5.0535in" svg:x="0.0299in" svg:y="0.0043in">
              <draw:object draw:notify-on-update-of-ranges="CPU02.A2:CPU02.A6 CPU02.B1:CPU02.B1 CPU02.B2:CPU02.B6 CPU02.C1:CPU02.C1 CPU02.C2:CPU02.C6 CPU02.D1:CPU02.D1 CPU02.D2:CPU02.D6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98">
            <text:p>3.98</text:p>
          </table:table-cell>
          <table:table-cell office:value-type="float" office:value="2.24">
            <text:p>2.24</text:p>
          </table:table-cell>
          <table:table-cell office:value-type="float" office:value="72.78">
            <text:p>72.78</text:p>
          </table:table-cell>
          <table:table-cell office:value-type="float" office:value="24.94">
            <text:p>24.94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office:value-type="float" office:value="15">
            <text:p>15</text:p>
          </table:table-cell>
          <table:table-cell table:number-columns-repeated="2" office:value-type="float" office:value="3.9">
            <text:p>3.9</text:p>
          </table:table-cell>
          <table:table-cell office:value-type="float" office:value="77.2">
            <text:p>77.2</text:p>
          </table:table-cell>
          <table:table-cell office:value-type="float" office:value="18.9">
            <text:p>18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office:value-type="float" office:value="50.9">
            <text:p>50.9</text:p>
          </table:table-cell>
          <table:table-cell office:value-type="float" office:value="5.7">
            <text:p>5.7</text:p>
          </table:table-cell>
          <table:table-cell office:value-type="float" office:value="2.5">
            <text:p>2.5</text:p>
          </table:table-cell>
          <table:table-cell office:value-type="float" office:value="40.9">
            <text:p>40.9</text:p>
          </table:table-cell>
          <table:table-cell office:value-type="float" office:value="56.6">
            <text:p>56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office:value-type="float" office:value="22">
            <text:p>22</text:p>
          </table:table-cell>
          <table:table-cell office:value-type="float" office:value="5.4">
            <text:p>5.4</text:p>
          </table:table-cell>
          <table:table-cell office:value-type="float" office:value="1.7">
            <text:p>1.7</text:p>
          </table:table-cell>
          <table:table-cell office:value-type="float" office:value="70.9">
            <text:p>70.9</text:p>
          </table:table-cell>
          <table:table-cell office:value-type="float" office:value="27.4">
            <text:p>27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office:value-type="float" office:value="14.6">
            <text:p>14.6</text:p>
          </table:table-cell>
          <table:table-cell office:value-type="float" office:value="3.3">
            <text:p>3.3</text:p>
          </table:table-cell>
          <table:table-cell office:value-type="float" office:value="1.5">
            <text:p>1.5</text:p>
          </table:table-cell>
          <table:table-cell office:value-type="float" office:value="80.6">
            <text:p>80.6</text:p>
          </table:table-cell>
          <table:table-cell office:value-type="float" office:value="17.9">
            <text:p>17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0.56">
            <text:p>20.56</text:p>
            <draw:frame table:end-cell-address="CPU03.U34" table:end-x="0.474in" table:end-y="0.0031in" draw:z-index="0" draw:name="Chart 1" draw:style-name="gr1" svg:width="14.0496in" svg:height="5.0535in" svg:x="0.0299in" svg:y="0.0043in">
              <draw:object draw:notify-on-update-of-ranges="CPU03.A2:CPU03.A6 CPU03.B1:CPU03.B1 CPU03.B2:CPU03.B6 CPU03.C1:CPU03.C1 CPU03.C2:CPU03.C6 CPU03.D1:CPU03.D1 CPU03.D2:CPU03.D6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68">
            <text:p>3.68</text:p>
          </table:table-cell>
          <table:table-cell office:value-type="float" office:value="1.92">
            <text:p>1.92</text:p>
          </table:table-cell>
          <table:table-cell office:value-type="float" office:value="73.82">
            <text:p>73.82</text:p>
          </table:table-cell>
          <table:table-cell office:value-type="float" office:value="24.24">
            <text:p>24.24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6M07S">
            <text:p>11:56:07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5">
            <text:p>99.5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6M37S">
            <text:p>11:56:37</text:p>
          </table:table-cell>
          <table:table-cell office:value-type="float" office:value="15.4">
            <text:p>15.4</text:p>
          </table:table-cell>
          <table:table-cell office:value-type="float" office:value="5.4">
            <text:p>5.4</text:p>
          </table:table-cell>
          <table:table-cell office:value-type="float" office:value="31">
            <text:p>31</text:p>
          </table:table-cell>
          <table:table-cell office:value-type="float" office:value="48.2">
            <text:p>48.2</text:p>
          </table:table-cell>
          <table:table-cell office:value-type="float" office:value="20.8">
            <text:p>2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7M07S">
            <text:p>11:57:07</text:p>
          </table:table-cell>
          <table:table-cell office:value-type="float" office:value="48.5">
            <text:p>48.5</text:p>
          </table:table-cell>
          <table:table-cell office:value-type="float" office:value="7">
            <text:p>7</text:p>
          </table:table-cell>
          <table:table-cell office:value-type="float" office:value="21.5">
            <text:p>21.5</text:p>
          </table:table-cell>
          <table:table-cell office:value-type="float" office:value="23">
            <text:p>23</text:p>
          </table:table-cell>
          <table:table-cell office:value-type="float" office:value="55.5">
            <text:p>55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7M37S">
            <text:p>11:57:37</text:p>
          </table:table-cell>
          <table:table-cell office:value-type="float" office:value="21.8">
            <text:p>21.8</text:p>
          </table:table-cell>
          <table:table-cell office:value-type="float" office:value="8.4">
            <text:p>8.4</text:p>
          </table:table-cell>
          <table:table-cell office:value-type="float" office:value="40.1">
            <text:p>40.1</text:p>
          </table:table-cell>
          <table:table-cell office:value-type="float" office:value="29.7">
            <text:p>29.7</text:p>
          </table:table-cell>
          <table:table-cell office:value-type="float" office:value="30.2">
            <text:p>30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939H58M07S">
            <text:p>11:58:07</text:p>
          </table:table-cell>
          <table:table-cell office:value-type="float" office:value="12.3">
            <text:p>12.3</text:p>
          </table:table-cell>
          <table:table-cell office:value-type="float" office:value="5.8">
            <text:p>5.8</text:p>
          </table:table-cell>
          <table:table-cell office:value-type="float" office:value="32">
            <text:p>32</text:p>
          </table:table-cell>
          <table:table-cell office:value-type="float" office:value="49.9">
            <text:p>49.9</text:p>
          </table:table-cell>
          <table:table-cell office:value-type="float" office:value="18.1">
            <text:p>18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66">
            <text:p>19.66</text:p>
            <draw:frame table:end-cell-address="CPU04.U34" table:end-x="0.474in" table:end-y="0.0031in" draw:z-index="0" draw:name="Chart 1" draw:style-name="gr1" svg:width="14.0496in" svg:height="5.0535in" svg:x="0.0299in" svg:y="0.0043in">
              <draw:object draw:notify-on-update-of-ranges="CPU04.A2:CPU04.A6 CPU04.B1:CPU04.B1 CPU04.B2:CPU04.B6 CPU04.C1:CPU04.C1 CPU04.C2:CPU04.C6 CPU04.D1:CPU04.D1 CPU04.D2:CPU04.D6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5.36">
            <text:p>5.36</text:p>
          </table:table-cell>
          <table:table-cell office:value-type="float" office:value="24.94">
            <text:p>24.94</text:p>
          </table:table-cell>
          <table:table-cell office:value-type="float" office:value="50.06">
            <text:p>50.06</text:p>
          </table:table-cell>
          <table:table-cell office:value-type="float" office:value="25.02">
            <text:p>25.02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3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766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1/25/2011</text:p>
        </chart:title>
        <chart:legend chart:legend-position="end" svg:x="32.81cm" svg:y="5.832cm" chart:style-name="ch3"/>
        <chart:plot-area chart:style-name="ch4" table:cell-range-address="CPU_ALL.A2:CPU_ALL.A6 CPU_ALL.F1:CPU_ALL.F6 DISK_SUMM.D2:DISK_SUMM.D6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6" chart:label-cell-address="CPU_ALL.F1:CPU_ALL.F1" chart:class="chart:line">
            <chart:data-point chart:repeated="5"/>
          </chart:series>
          <chart:series chart:attached-axis="secondary-y" chart:style-name="ch11" chart:values-cell-range-address="DISK_SUMM.D2:DISK_SUMM.D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1:56:07</text:p>
              </table:table-cell>
              <table:table-cell office:value-type="float" office:value="2.5">
                <text:p text:id="CPU_ALL.F2:CPU_ALL.F6">2.5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20">
                <text:p>20</text:p>
              </table:table-cell>
              <table:table-cell office:value-type="float" office:value="277.6">
                <text:p>277.6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53.1">
                <text:p>53.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28.3">
                <text:p>28.3</text:p>
              </table:table-cell>
              <table:table-cell office:value-type="float" office:value="307.2">
                <text:p>307.2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18.8">
                <text:p>18.8</text:p>
              </table:table-cell>
              <table:table-cell office:value-type="float" office:value="216.2">
                <text:p>21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089cm" svg:y="0.256cm" chart:style-name="ch2">
          <text:p>Disk %Busy JMeter_Test_390_Threads  11/25/2011</text:p>
        </chart:title>
        <chart:legend chart:legend-position="end" svg:x="33.409cm" svg:y="5.364cm" chart:style-name="ch3"/>
        <chart:plot-area chart:style-name="ch4" table:cell-range-address="DISKBUSY.A1:DISKBUSY.E6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6" chart:label-cell-address="DISKBUSY.B1:DISKBUSY.B1" chart:class="chart:line">
            <chart:data-point chart:repeated="5"/>
          </chart:series>
          <chart:series chart:style-name="ch9" chart:values-cell-range-address="DISKBUSY.C2:DISKBUSY.C6" chart:label-cell-address="DISKBUSY.C1:DISKBUSY.C1" chart:class="chart:line">
            <chart:data-point chart:repeated="5"/>
          </chart:series>
          <chart:series chart:style-name="ch10" chart:values-cell-range-address="DISKBUSY.D2:DISKBUSY.D6" chart:label-cell-address="DISKBUSY.D1:DISKBUSY.D1" chart:class="chart:line">
            <chart:data-point chart:repeated="5"/>
          </chart:series>
          <chart:series chart:style-name="ch11" chart:values-cell-range-address="DISKBUSY.E2:DISKBUSY.E6" chart:label-cell-address="DISKBUSY.E1:DISKBUSY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6">11:56:07</text:p>
              </table:table-cell>
              <table:table-cell office:value-type="float" office:value="0">
                <text:p text:id="DISKBUSY.B2:DISKBUSY.B6">0</text:p>
              </table:table-cell>
              <table:table-cell office:value-type="float" office:value="0">
                <text:p text:id="DISKBUSY.C2:DISKBUSY.C6">0</text:p>
              </table:table-cell>
              <table:table-cell office:value-type="float" office:value="0">
                <text:p text:id="DISKBUSY.D2:DISKBUSY.D6">0</text:p>
              </table:table-cell>
              <table:table-cell office:value-type="float" office:value="0">
                <text:p text:id="DISKBUSY.E2:DISKBUSY.E6">0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55.2">
                <text:p>55.2</text:p>
              </table:table-cell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36.3">
                <text:p>36.3</text:p>
              </table:table-cell>
              <table:table-cell office:value-type="float" office:value="36.3">
                <text:p>3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55.8">
                <text:p>55.8</text:p>
              </table:table-cell>
              <table:table-cell office:value-type="float" office:value="55.8">
                <text:p>5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43.3">
                <text:p>43.3</text:p>
              </table:table-cell>
              <table:table-cell office:value-type="float" office:value="43.3">
                <text:p>4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6cm" svg:y="0.256cm" chart:style-name="ch2">
          <text:p>Disk Read KB/s JMeter_Test_390_Threads  11/25/2011</text:p>
        </chart:title>
        <chart:legend chart:legend-position="end" svg:x="33.065cm" svg:y="5.599cm" chart:style-name="ch3"/>
        <chart:plot-area chart:style-name="ch4" table:cell-range-address="DISKREAD.B1:DISKREAD.E1 DISKREAD.B8:DISKREAD.E10" chart:data-source-has-labels="row" svg:x="0.712cm" svg:y="1.281cm" svg:width="31.642cm" svg:height="11.044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8:DISKREAD.E8" chart:class="chart:bar">
            <chart:data-point chart:repeated="4"/>
          </chart:series>
          <chart:series chart:style-name="ch9" chart:values-cell-range-address="DISKREAD.B9:DISKREAD.E9" chart:class="chart:bar">
            <chart:data-point chart:repeated="4"/>
          </chart:series>
          <chart:series chart:style-name="ch10" chart:values-cell-range-address="DISKREAD.B10:DISKREAD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E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">
                <text:p text:id="DISKREAD.B10:DISKREAD.E1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6cm" svg:y="0.256cm" chart:style-name="ch2">
          <text:p>Disk Read KB/s JMeter_Test_390_Threads  11/25/2011</text:p>
        </chart:title>
        <chart:legend chart:legend-position="end" svg:x="33.409cm" svg:y="5.364cm" chart:style-name="ch3"/>
        <chart:plot-area chart:style-name="ch4" table:cell-range-address="DISKREAD.A1:DISKREAD.E6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6" chart:label-cell-address="DISKREAD.B1:DISKREAD.B1" chart:class="chart:line">
            <chart:data-point chart:repeated="5"/>
          </chart:series>
          <chart:series chart:style-name="ch9" chart:values-cell-range-address="DISKREAD.C2:DISKREAD.C6" chart:label-cell-address="DISKREAD.C1:DISKREAD.C1" chart:class="chart:line">
            <chart:data-point chart:repeated="5"/>
          </chart:series>
          <chart:series chart:style-name="ch10" chart:values-cell-range-address="DISKREAD.D2:DISKREAD.D6" chart:label-cell-address="DISKREAD.D1:DISKREAD.D1" chart:class="chart:line">
            <chart:data-point chart:repeated="5"/>
          </chart:series>
          <chart:series chart:style-name="ch11" chart:values-cell-range-address="DISKREAD.E2:DISKREAD.E6" chart:label-cell-address="DISKREAD.E1:DISKREAD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6">11:56:07</text:p>
              </table:table-cell>
              <table:table-cell office:value-type="float" office:value="0">
                <text:p text:id="DISKREAD.B2:DISKREAD.B6">0</text:p>
              </table:table-cell>
              <table:table-cell office:value-type="float" office:value="0">
                <text:p text:id="DISKREAD.C2:DISKREAD.C6">0</text:p>
              </table:table-cell>
              <table:table-cell office:value-type="float" office:value="0">
                <text:p text:id="DISKREAD.D2:DISKREAD.D6">0</text:p>
              </table:table-cell>
              <table:table-cell office:value-type="float" office:value="0">
                <text:p text:id="DISKREAD.E2:DISKREAD.E6">0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52cm" svg:y="0.256cm" chart:style-name="ch2">
          <text:p>Disk Write KB/s JMeter_Test_390_Threads  11/25/2011</text:p>
        </chart:title>
        <chart:legend chart:legend-position="end" svg:x="33.065cm" svg:y="5.599cm" chart:style-name="ch3"/>
        <chart:plot-area chart:style-name="ch4" table:cell-range-address="DISKWRITE.B1:DISKWRITE.E1 DISKWRITE.B8:DISKWRITE.E10" chart:data-source-has-labels="row" svg:x="0.712cm" svg:y="1.281cm" svg:width="31.642cm" svg:height="11.044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8:DISKWRITE.E8" chart:class="chart:bar">
            <chart:data-point chart:repeated="4"/>
          </chart:series>
          <chart:series chart:style-name="ch9" chart:values-cell-range-address="DISKWRITE.B9:DISKWRITE.E9" chart:class="chart:bar">
            <chart:data-point chart:repeated="4"/>
          </chart:series>
          <chart:series chart:style-name="ch10" chart:values-cell-range-address="DISKWRITE.B10:DISKWRITE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452">
                <text:p text:id="DISKWRITE.B8:DISKWRITE.E8">1452</text:p>
              </table:table-cell>
              <table:table-cell office:value-type="float" office:value="1452">
                <text:p>1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671.928553719009">
                <text:p text:id="DISKWRITE.B9:DISKWRITE.E9">671.928553719009</text:p>
              </table:table-cell>
              <table:table-cell office:value-type="float" office:value="671.928553719009">
                <text:p>671.928553719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661.171446280991">
                <text:p text:id="DISKWRITE.B10:DISKWRITE.E10">661.171446280991</text:p>
              </table:table-cell>
              <table:table-cell office:value-type="float" office:value="661.171446280991">
                <text:p>661.171446280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52cm" svg:y="0.256cm" chart:style-name="ch2">
          <text:p>Disk Write KB/s JMeter_Test_390_Threads  11/25/2011</text:p>
        </chart:title>
        <chart:legend chart:legend-position="end" svg:x="33.409cm" svg:y="5.364cm" chart:style-name="ch3"/>
        <chart:plot-area chart:style-name="ch4" table:cell-range-address="DISKWRITE.A1:DISKWRITE.E6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6" chart:label-cell-address="DISKWRITE.B1:DISKWRITE.B1" chart:class="chart:line">
            <chart:data-point chart:repeated="5"/>
          </chart:series>
          <chart:series chart:style-name="ch9" chart:values-cell-range-address="DISKWRITE.C2:DISKWRITE.C6" chart:label-cell-address="DISKWRITE.C1:DISKWRITE.C1" chart:class="chart:line">
            <chart:data-point chart:repeated="5"/>
          </chart:series>
          <chart:series chart:style-name="ch10" chart:values-cell-range-address="DISKWRITE.D2:DISKWRITE.D6" chart:label-cell-address="DISKWRITE.D1:DISKWRITE.D1" chart:class="chart:line">
            <chart:data-point chart:repeated="5"/>
          </chart:series>
          <chart:series chart:style-name="ch11" chart:values-cell-range-address="DISKWRITE.E2:DISKWRITE.E6" chart:label-cell-address="DISKWRITE.E1:DISKWRITE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6">11:56:07</text:p>
              </table:table-cell>
              <table:table-cell office:value-type="float" office:value="0">
                <text:p text:id="DISKWRITE.B2:DISKWRITE.B6">0</text:p>
              </table:table-cell>
              <table:table-cell office:value-type="float" office:value="0">
                <text:p text:id="DISKWRITE.C2:DISKWRITE.C6">0</text:p>
              </table:table-cell>
              <table:table-cell office:value-type="float" office:value="0">
                <text:p text:id="DISKWRITE.D2:DISKWRITE.D6">0</text:p>
              </table:table-cell>
              <table:table-cell office:value-type="float" office:value="0">
                <text:p text:id="DISKWRITE.E2:DISKWRITE.E6">0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1140.2">
                <text:p>1140.2</text:p>
              </table:table-cell>
              <table:table-cell office:value-type="float" office:value="1140.2">
                <text:p>11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2785.1">
                <text:p>2785.1</text:p>
              </table:table-cell>
              <table:table-cell office:value-type="float" office:value="2785.1">
                <text:p>278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2300.9">
                <text:p>2300.9</text:p>
              </table:table-cell>
              <table:table-cell office:value-type="float" office:value="2300.9">
                <text:p>230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1033.8">
                <text:p>1033.8</text:p>
              </table:table-cell>
              <table:table-cell office:value-type="float" office:value="1033.8">
                <text:p>103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224cm" svg:y="0.256cm" chart:style-name="ch2">
          <text:p>Disk transfers per second JMeter_Test_390_Threads  11/25/2011</text:p>
        </chart:title>
        <chart:legend chart:legend-position="end" svg:x="33.065cm" svg:y="5.599cm" chart:style-name="ch3"/>
        <chart:plot-area chart:style-name="ch4" table:cell-range-address="DISKXFER.B1:DISKXFER.E1 DISKXFER.B8:DISKXFER.E10" chart:data-source-has-labels="row" svg:x="0.712cm" svg:y="1.281cm" svg:width="31.642cm" svg:height="11.044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8:DISKXFER.E8" chart:class="chart:bar">
            <chart:data-point chart:repeated="4"/>
          </chart:series>
          <chart:series chart:style-name="ch9" chart:values-cell-range-address="DISKXFER.B9:DISKXFER.E9" chart:class="chart:bar">
            <chart:data-point chart:repeated="4"/>
          </chart:series>
          <chart:series chart:style-name="ch10" chart:values-cell-range-address="DISKXFER.B10:DISKXFER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98.8">
                <text:p text:id="DISKXFER.B8:DISKXFER.E8">98.8</text:p>
              </table:table-cell>
              <table:table-cell office:value-type="float" office:value="98.8">
                <text:p>9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9.3098380566802">
                <text:p text:id="DISKXFER.B9:DISKXFER.E9">29.3098380566802</text:p>
              </table:table-cell>
              <table:table-cell office:value-type="float" office:value="29.3098380566802">
                <text:p>29.3098380566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25.4901619433198">
                <text:p text:id="DISKXFER.B10:DISKXFER.E10">25.4901619433198</text:p>
              </table:table-cell>
              <table:table-cell office:value-type="float" office:value="25.4901619433198">
                <text:p>25.4901619433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224cm" svg:y="0.256cm" chart:style-name="ch2">
          <text:p>Disk transfers per second JMeter_Test_390_Threads  11/25/2011</text:p>
        </chart:title>
        <chart:legend chart:legend-position="end" svg:x="33.409cm" svg:y="5.364cm" chart:style-name="ch3"/>
        <chart:plot-area chart:style-name="ch4" table:cell-range-address="DISKXFER.A1:DISKXFER.E6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6" chart:label-cell-address="DISKXFER.B1:DISKXFER.B1" chart:class="chart:line">
            <chart:data-point chart:repeated="5"/>
          </chart:series>
          <chart:series chart:style-name="ch9" chart:values-cell-range-address="DISKXFER.C2:DISKXFER.C6" chart:label-cell-address="DISKXFER.C1:DISKXFER.C1" chart:class="chart:line">
            <chart:data-point chart:repeated="5"/>
          </chart:series>
          <chart:series chart:style-name="ch10" chart:values-cell-range-address="DISKXFER.D2:DISKXFER.D6" chart:label-cell-address="DISKXFER.D1:DISKXFER.D1" chart:class="chart:line">
            <chart:data-point chart:repeated="5"/>
          </chart:series>
          <chart:series chart:style-name="ch11" chart:values-cell-range-address="DISKXFER.E2:DISKXFER.E6" chart:label-cell-address="DISKXFER.E1:DISKXFER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6">11:56:07</text:p>
              </table:table-cell>
              <table:table-cell office:value-type="float" office:value="0">
                <text:p text:id="DISKXFER.B2:DISKXFER.B6">0</text:p>
              </table:table-cell>
              <table:table-cell office:value-type="float" office:value="0">
                <text:p text:id="DISKXFER.C2:DISKXFER.C6">0</text:p>
              </table:table-cell>
              <table:table-cell office:value-type="float" office:value="0">
                <text:p text:id="DISKXFER.D2:DISKXFER.D6">0</text:p>
              </table:table-cell>
              <table:table-cell office:value-type="float" office:value="0">
                <text:p text:id="DISKXFER.E2:DISKXFER.E6">0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138.8">
                <text:p>138.8</text:p>
              </table:table-cell>
              <table:table-cell office:value-type="float" office:value="138.8">
                <text:p>13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93.5">
                <text:p>93.5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153.6">
                <text:p>153.6</text:p>
              </table:table-cell>
              <table:table-cell office:value-type="float" office:value="153.6">
                <text:p>15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108.1">
                <text:p>108.1</text:p>
              </table:table-cell>
              <table:table-cell office:value-type="float" office:value="108.1">
                <text:p>10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638cm" svg:y="0.256cm" chart:style-name="ch2">
          <text:p>JFS Filespace %Used ubuntuServer  11/25/2011</text:p>
        </chart:title>
        <chart:legend chart:legend-position="end" svg:x="33.262cm" svg:y="5.599cm" chart:style-name="ch3"/>
        <chart:plot-area chart:style-name="ch4" table:cell-range-address="JFSFILE.B1:JFSFILE.F1 JFSFILE.A8:JFSFILE.F10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8:JFSFILE.F8" chart:label-cell-address="JFSFILE.A8:JFSFILE.A8" chart:class="chart:bar">
            <chart:data-point chart:repeated="5"/>
          </chart:series>
          <chart:series chart:style-name="ch9" chart:values-cell-range-address="JFSFILE.B9:JFSFILE.F9" chart:label-cell-address="JFSFILE.A9:JFSFILE.A9" chart:class="chart:bar">
            <chart:data-point chart:repeated="5"/>
          </chart:series>
          <chart:series chart:style-name="ch10" chart:values-cell-range-address="JFSFILE.B10:JFSFILE.F10" chart:label-cell-address="JFSFILE.A10:JFSFILE.A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8:JFSFILE.A8">Avg.</text:p>
              </table:table-cell>
              <table:table-cell office:value-type="float" office:value="38.56">
                <text:p text:id="JFSFILE.B8:JFSFILE.F8">38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WAvg.</text:p>
              </table:table-cell>
              <table:table-cell office:value-type="float" office:value="0.00545643153526498">
                <text:p text:id="JFSFILE.B9:JFSFILE.F9">0.00545643153526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Max.</text:p>
              </table:table-cell>
              <table:table-cell office:value-type="float" office:value="0.634543568464736">
                <text:p text:id="JFSFILE.B10:JFSFILE.F10">0.634543568464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0.815cm" svg:y="0.256cm" chart:style-name="ch2">
          <text:p>Memory MB JMeter_Test_390_Threads  11/25/2011</text:p>
        </chart:title>
        <chart:legend chart:legend-position="end" svg:x="32.652cm" svg:y="6.067cm" chart:style-name="ch3"/>
        <chart:plot-area chart:style-name="ch4" table:cell-range-address="MEM.A2:MEM.A6 MEM.F1:MEM.F6" chart:data-source-has-labels="both" svg:x="0.708cm" svg:y="1.281cm" svg:width="31.237cm" svg:height="11.044cm">
          <chart:axis chart:dimension="x" chart:name="primary-x" chart:style-name="ch5">
            <chart:categories table:cell-range-address="MEM.A2:MEM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6" chart:label-cell-address="MEM.F1:MEM.F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1:56:07</text:p>
              </table:table-cell>
              <table:table-cell office:value-type="float" office:value="511.9">
                <text:p text:id="MEM.F2:MEM.F6">511.9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494.1">
                <text:p>494.1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335.4">
                <text:p>335.4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323.2">
                <text:p>323.2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391.1">
                <text:p>391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6" chart:data-source-has-labels="both" svg:x="0.708cm" svg:y="0.256cm" svg:width="31.105cm" svg:height="12.066cm">
          <chart:axis chart:dimension="x" chart:name="primary-x" chart:style-name="ch4">
            <chart:categories table:cell-range-address="MEM.A2:MEM.A6"/>
          </chart:axis>
          <chart:axis chart:dimension="y" chart:name="primary-y" chart:style-name="ch5"/>
          <chart:series chart:style-name="ch6" chart:values-cell-range-address="MEM.B2:MEM.B6" chart:label-cell-address="MEM.B1:MEM.B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1:56:07</text:p>
              </table:table-cell>
              <table:table-cell office:value-type="float" office:value="2008.2">
                <text:p text:id="MEM.B2:MEM.B6">2008.2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308cm" svg:y="0.256cm" chart:style-name="ch2">
          <text:p>CPU Total JMeter_Test_390_Threads  11/25/2011</text:p>
        </chart:title>
        <chart:legend chart:legend-position="end" svg:x="33.209cm" svg:y="5.599cm" chart:style-name="ch3"/>
        <chart:plot-area chart:style-name="ch4" table:cell-range-address="CPU_ALL.A1:CPU_ALL.D6" chart:data-source-has-labels="both" svg:x="0.713cm" svg:y="1.281cm" svg:width="31.784cm" svg:height="11.044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/>
          <chart:series chart:style-name="ch7" chart:values-cell-range-address="CPU_ALL.B2:CPU_ALL.B6" chart:label-cell-address="CPU_ALL.B1:CPU_ALL.B1" chart:class="chart:area">
            <chart:data-point chart:repeated="5"/>
          </chart:series>
          <chart:series chart:style-name="ch8" chart:values-cell-range-address="CPU_ALL.C2:CPU_ALL.C6" chart:label-cell-address="CPU_ALL.C1:CPU_ALL.C1" chart:class="chart:area">
            <chart:data-point chart:repeated="5"/>
          </chart:series>
          <chart:series chart:style-name="ch9" chart:values-cell-range-address="CPU_ALL.D2:CPU_ALL.D6" chart:label-cell-address="CPU_ALL.D1:CPU_ALL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1:56:07</text:p>
              </table:table-cell>
              <table:table-cell office:value-type="float" office:value="1.4">
                <text:p text:id="CPU_ALL.B2:CPU_ALL.B6">1.4</text:p>
              </table:table-cell>
              <table:table-cell office:value-type="float" office:value="1.1">
                <text:p text:id="CPU_ALL.C2:CPU_ALL.C6">1.1</text:p>
              </table:table-cell>
              <table:table-cell office:value-type="float" office:value="0">
                <text:p text:id="CPU_ALL.D2:CPU_ALL.D6">0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15.5">
                <text:p>15.5</text:p>
              </table:table-cell>
              <table:table-cell office:value-type="float" office:value="4.5">
                <text:p>4.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47.1">
                <text:p>47.1</text:p>
              </table:table-cell>
              <table:table-cell office:value-type="float" office:value="6">
                <text:p>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22.6">
                <text:p>22.6</text:p>
              </table:table-cell>
              <table:table-cell office:value-type="float" office:value="5.7">
                <text:p>5.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14.3">
                <text:p>14.3</text:p>
              </table:table-cell>
              <table:table-cell office:value-type="float" office:value="4.5">
                <text:p>4.5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9.998cm" svg:y="0.256cm" chart:style-name="ch2">
          <text:p>Network I/O JMeter_Test_390_Threads (KB/s) - 11/25/2011</text:p>
        </chart:title>
        <chart:legend chart:legend-position="end" svg:x="31.781cm" svg:y="5.833cm" chart:style-name="ch3"/>
        <chart:plot-area chart:style-name="ch4" table:cell-range-address="NET.A2:NET.A6 NET.H1:NET.I6" chart:data-source-has-labels="both" svg:x="0.713cm" svg:y="1.281cm" svg:width="30.356cm" svg:height="11.044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I2:NET.I6" chart:label-cell-address="NET.I1:NET.I1" chart:class="chart:area">
            <chart:data-point chart:repeated="5"/>
          </chart:series>
          <chart:series chart:style-name="ch8" chart:values-cell-range-address="NET.H2:NET.H6" chart:label-cell-address="NET.H1:NET.H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1:56:07</text:p>
              </table:table-cell>
              <table:table-cell office:value-type="float" office:value="-0.2">
                <text:p text:id="NET.I2:NET.I6">-0.2</text:p>
              </table:table-cell>
              <table:table-cell office:value-type="float" office:value="0.7">
                <text:p text:id="NET.H2:NET.H6">0.7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-677.1">
                <text:p>-677.1</text:p>
              </table:table-cell>
              <table:table-cell office:value-type="float" office:value="228.7">
                <text:p>228.7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-1996.6">
                <text:p>-1996.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-554.7">
                <text:p>-554.7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-429.6">
                <text:p>-429.6</text:p>
              </table:table-cell>
              <table:table-cell office:value-type="float" office:value="24.9">
                <text:p>24.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09cm" svg:y="0.256cm" chart:style-name="ch2">
          <text:p>Network I/O JMeter_Test_390_Threads (KB/s)  11/25/2011</text:p>
        </chart:title>
        <chart:legend chart:legend-position="end" svg:x="33.262cm" svg:y="5.598cm" chart:style-name="ch3"/>
        <chart:plot-area chart:style-name="ch4" table:cell-range-address="NET.B1:NET.E1 NET.A8:NET.E10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8:NET.E8" chart:label-cell-address="NET.A8:NET.A8" chart:class="chart:bar">
            <chart:data-point chart:repeated="4"/>
          </chart:series>
          <chart:series chart:style-name="ch9" chart:values-cell-range-address="NET.B9:NET.E9" chart:label-cell-address="NET.A9:NET.A9" chart:class="chart:bar">
            <chart:data-point chart:repeated="4"/>
          </chart:series>
          <chart:series chart:style-name="ch10" chart:values-cell-range-address="NET.B10:NET.E10" chart:label-cell-address="NET.A10:N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8:NET.A8">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66.44">
                <text:p>66.44</text:p>
              </table:table-cell>
              <table:table-cell office:value-type="float" office:value="0">
                <text:p>0</text:p>
              </table:table-cell>
              <table:table-cell office:value-type="float" office:value="731.64">
                <text:p>731.64</text:p>
              </table:table-cell>
            </table:table-row>
            <table:table-row>
              <table:table-cell office:value-type="string">
                <text:p text:id="NET.A9:NET.A9">W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103.578181818182">
                <text:p>103.578181818182</text:p>
              </table:table-cell>
              <table:table-cell office:value-type="float" office:value="0">
                <text:p>0</text:p>
              </table:table-cell>
              <table:table-cell office:value-type="float" office:value="617.96479470778">
                <text:p>617.96479470778</text:p>
              </table:table-cell>
            </table:table-row>
            <table:table-row>
              <table:table-cell office:value-type="string">
                <text:p text:id="NET.A10:NET.A10">Max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58.6818181818182">
                <text:p>58.6818181818182</text:p>
              </table:table-cell>
              <table:table-cell office:value-type="float" office:value="0">
                <text:p>0</text:p>
              </table:table-cell>
              <table:table-cell office:value-type="float" office:value="646.99520529222">
                <text:p>646.9952052922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09cm" svg:y="0.256cm" chart:style-name="ch2">
          <text:p>Network I/O JMeter_Test_390_Threads (KB/s)  11/25/2011</text:p>
        </chart:title>
        <chart:legend chart:legend-position="end" svg:x="32.68cm" svg:y="5.366cm" chart:style-name="ch3"/>
        <chart:plot-area chart:style-name="ch4" table:cell-range-address="NET.A1:NET.E6" chart:data-source-has-labels="both" svg:x="0.713cm" svg:y="1.281cm" svg:width="31.255cm" svg:height="11.045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B2:NET.B6" chart:label-cell-address="NET.B1:NET.B1" chart:class="chart:area">
            <chart:data-point chart:repeated="5"/>
          </chart:series>
          <chart:series chart:style-name="ch8" chart:values-cell-range-address="NET.C2:NET.C6" chart:label-cell-address="NET.C1:NET.C1" chart:class="chart:area">
            <chart:data-point chart:repeated="5"/>
          </chart:series>
          <chart:series chart:style-name="ch9" chart:values-cell-range-address="NET.D2:NET.D6" chart:label-cell-address="NET.D1:NET.D1" chart:class="chart:area">
            <chart:data-point chart:repeated="5"/>
          </chart:series>
          <chart:series chart:style-name="ch10" chart:values-cell-range-address="NET.E2:NET.E6" chart:label-cell-address="NET.E1:NET.E1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1:56:07</text:p>
              </table:table-cell>
              <table:table-cell office:value-type="float" office:value="0">
                <text:p text:id="NET.B2:NET.B6">0</text:p>
              </table:table-cell>
              <table:table-cell office:value-type="float" office:value="0.7">
                <text:p text:id="NET.C2:NET.C6">0.7</text:p>
              </table:table-cell>
              <table:table-cell office:value-type="float" office:value="0">
                <text:p text:id="NET.D2:NET.D6">0</text:p>
              </table:table-cell>
              <table:table-cell office:value-type="float" office:value="0.2">
                <text:p text:id="NET.E2:NET.E6">0.2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0">
                <text:p>0</text:p>
              </table:table-cell>
              <table:table-cell office:value-type="float" office:value="228.7">
                <text:p>228.7</text:p>
              </table:table-cell>
              <table:table-cell office:value-type="float" office:value="0">
                <text:p>0</text:p>
              </table:table-cell>
              <table:table-cell office:value-type="float" office:value="677.1">
                <text:p>677.1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0">
                <text:p>0</text:p>
              </table:table-cell>
              <table:table-cell office:value-type="float" office:value="55.1">
                <text:p>55.1</text:p>
              </table:table-cell>
              <table:table-cell office:value-type="float" office:value="0">
                <text:p>0</text:p>
              </table:table-cell>
              <table:table-cell office:value-type="float" office:value="1996.6">
                <text:p>1996.6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0">
                <text:p>0</text:p>
              </table:table-cell>
              <table:table-cell office:value-type="float" office:value="22.8">
                <text:p>22.8</text:p>
              </table:table-cell>
              <table:table-cell office:value-type="float" office:value="0">
                <text:p>0</text:p>
              </table:table-cell>
              <table:table-cell office:value-type="float" office:value="554.7">
                <text:p>554.7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0">
                <text:p>0</text:p>
              </table:table-cell>
              <table:table-cell office:value-type="float" office:value="24.9">
                <text:p>24.9</text:p>
              </table:table-cell>
              <table:table-cell office:value-type="float" office:value="0">
                <text:p>0</text:p>
              </table:table-cell>
              <table:table-cell office:value-type="float" office:value="429.6">
                <text:p>429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355cm" svg:y="0.256cm" chart:style-name="ch2">
          <text:p>Network Packets JMeter_Test_390_Threads  11/25/2011</text:p>
        </chart:title>
        <chart:legend chart:legend-position="end" svg:x="33.262cm" svg:y="5.599cm" chart:style-name="ch3"/>
        <chart:plot-area chart:style-name="ch4" table:cell-range-address="NETPACKET.B1:NETPACKET.E1 NETPACKET.A8:NETPACKET.E10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8:NETPACKET.E8" chart:label-cell-address="NETPACKET.A8:NETPACKET.A8" chart:class="chart:bar">
            <chart:data-point chart:repeated="4"/>
          </chart:series>
          <chart:series chart:style-name="ch9" chart:values-cell-range-address="NETPACKET.B9:NETPACKET.E9" chart:label-cell-address="NETPACKET.A9:NETPACKET.A9" chart:class="chart:bar">
            <chart:data-point chart:repeated="4"/>
          </chart:series>
          <chart:series chart:style-name="ch10" chart:values-cell-range-address="NETPACKET.B10:NETPACKET.E10" chart:label-cell-address="NETPACKET.A10:NETPACK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8:NETPACKET.A8">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420.94">
                <text:p>420.94</text:p>
              </table:table-cell>
              <table:table-cell office:value-type="float" office:value="0">
                <text:p>0</text:p>
              </table:table-cell>
              <table:table-cell office:value-type="float" office:value="702.1">
                <text:p>702.1</text:p>
              </table:table-cell>
            </table:table-row>
            <table:table-row>
              <table:table-cell office:value-type="string">
                <text:p text:id="NETPACKET.A9:NETPACKET.A9">W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252.340434266166">
                <text:p>252.340434266166</text:p>
              </table:table-cell>
              <table:table-cell office:value-type="float" office:value="0">
                <text:p>0</text:p>
              </table:table-cell>
              <table:table-cell office:value-type="float" office:value="473.276256943456">
                <text:p>473.276256943456</text:p>
              </table:table-cell>
            </table:table-row>
            <table:table-row>
              <table:table-cell office:value-type="string">
                <text:p text:id="NETPACKET.A10:NETPACKET.A10">Max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166.719565733834">
                <text:p>166.719565733834</text:p>
              </table:table-cell>
              <table:table-cell office:value-type="float" office:value="0">
                <text:p>0</text:p>
              </table:table-cell>
              <table:table-cell office:value-type="float" office:value="493.923743056545">
                <text:p>493.92374305654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355cm" svg:y="0.256cm" chart:style-name="ch2">
          <text:p>Network Packets JMeter_Test_390_Threads  11/25/2011</text:p>
        </chart:title>
        <chart:legend chart:legend-position="end" svg:x="32.389cm" svg:y="5.364cm" chart:style-name="ch3"/>
        <chart:plot-area chart:style-name="ch4" table:cell-range-address="NETPACKET.A1:NETPACKET.E6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6" chart:label-cell-address="NETPACKET.B1:NETPACKET.B1" chart:class="chart:line">
            <chart:data-point chart:repeated="5"/>
          </chart:series>
          <chart:series chart:style-name="ch9" chart:values-cell-range-address="NETPACKET.C2:NETPACKET.C6" chart:label-cell-address="NETPACKET.C1:NETPACKET.C1" chart:class="chart:line">
            <chart:data-point chart:repeated="5"/>
          </chart:series>
          <chart:series chart:style-name="ch10" chart:values-cell-range-address="NETPACKET.D2:NETPACKET.D6" chart:label-cell-address="NETPACKET.D1:NETPACKET.D1" chart:class="chart:line">
            <chart:data-point chart:repeated="5"/>
          </chart:series>
          <chart:series chart:style-name="ch11" chart:values-cell-range-address="NETPACKET.E2:NETPACKET.E6" chart:label-cell-address="NETPACKET.E1:NETPACKET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6">11:56:07</text:p>
              </table:table-cell>
              <table:table-cell office:value-type="float" office:value="0">
                <text:p text:id="NETPACKET.B2:NETPACKET.B6">0</text:p>
              </table:table-cell>
              <table:table-cell office:value-type="float" office:value="11.8">
                <text:p text:id="NETPACKET.C2:NETPACKET.C6">11.8</text:p>
              </table:table-cell>
              <table:table-cell office:value-type="float" office:value="0">
                <text:p text:id="NETPACKET.D2:NETPACKET.D6">0</text:p>
              </table:table-cell>
              <table:table-cell office:value-type="float" office:value="0.9">
                <text:p text:id="NETPACKET.E2:NETPACKET.E6">0.9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0">
                <text:p>0</text:p>
              </table:table-cell>
              <table:table-cell office:value-type="float" office:value="770.9">
                <text:p>770.9</text:p>
              </table:table-cell>
              <table:table-cell office:value-type="float" office:value="0">
                <text:p>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0">
                <text:p>0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1669.3">
                <text:p>1669.3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0">
                <text:p>0</text:p>
              </table:table-cell>
              <table:table-cell office:value-type="float" office:value="261.8">
                <text:p>261.8</text:p>
              </table:table-cell>
              <table:table-cell office:value-type="float" office:value="0">
                <text:p>0</text:p>
              </table:table-cell>
              <table:table-cell office:value-type="float" office:value="476.7">
                <text:p>476.7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0">
                <text:p>0</text:p>
              </table:table-cell>
              <table:table-cell office:value-type="float" office:value="220.2">
                <text:p>220.2</text:p>
              </table:table-cell>
              <table:table-cell office:value-type="float" office:value="0">
                <text:p>0</text:p>
              </table:table-cell>
              <table:table-cell office:value-type="float" office:value="379.6">
                <text:p>379.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294cm" svg:y="0.256cm" chart:style-name="ch2">
          <text:p>Processes JMeter_Test_390_Threads  11/25/2011</text:p>
        </chart:title>
        <chart:legend chart:legend-position="end" svg:x="32.68cm" svg:y="5.833cm" chart:style-name="ch3"/>
        <chart:plot-area chart:style-name="ch4" table:cell-range-address="PROC.A1:PROC.C6" chart:data-source-has-labels="both" svg:x="0.713cm" svg:y="1.281cm" svg:width="31.255cm" svg:height="11.044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6" chart:label-cell-address="PROC.B1:PROC.B1" chart:class="chart:line">
            <chart:data-point chart:repeated="5"/>
          </chart:series>
          <chart:series chart:style-name="ch9" chart:values-cell-range-address="PROC.C2:PROC.C6" chart:label-cell-address="PROC.C1:PROC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1:56:07</text:p>
              </table:table-cell>
              <table:table-cell office:value-type="float" office:value="1">
                <text:p text:id="PROC.B2:PROC.B6">1</text:p>
              </table:table-cell>
              <table:table-cell office:value-type="float" office:value="-1">
                <text:p text:id="PROC.C2:PROC.C6">-1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294cm" svg:y="0.256cm" chart:style-name="ch2">
          <text:p>Processes JMeter_Test_390_Threads  11/25/2011</text:p>
        </chart:title>
        <chart:legend chart:legend-position="end" svg:x="32.76cm" svg:y="5.832cm" chart:style-name="ch3"/>
        <chart:plot-area chart:style-name="ch4" table:cell-range-address="PROC.A2:PROC.A6 PROC.D2:PROC.E6" chart:data-source-has-labels="column" svg:x="0.713cm" svg:y="1.281cm" svg:width="31.335cm" svg:height="11.041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6" chart:class="chart:line">
            <chart:data-point chart:repeated="5"/>
          </chart:series>
          <chart:series chart:style-name="ch9" chart:values-cell-range-address="PROC.E2:PROC.E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1:56:07</text:p>
              </table:table-cell>
              <table:table-cell office:value-type="float" office:value="0">
                <text:p text:id="PROC.D2:PROC.D6">0</text:p>
              </table:table-cell>
              <table:table-cell office:value-type="float" office:value="-1">
                <text:p text:id="PROC.E2:PROC.E6">-1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2236.5">
                <text:p>2236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1755">
                <text:p>17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1339">
                <text:p>13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1016.5">
                <text:p>1016.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294cm" svg:y="0.256cm" chart:style-name="ch2">
          <text:p>Processes JMeter_Test_390_Threads  11/25/2011</text:p>
        </chart:title>
        <chart:legend chart:legend-position="end" svg:x="32.76cm" svg:y="5.834cm" chart:style-name="ch3"/>
        <chart:plot-area chart:style-name="ch4" table:cell-range-address="PROC.A2:PROC.A6 PROC.H2:PROC.I6" chart:data-source-has-labels="column" svg:x="0.713cm" svg:y="1.281cm" svg:width="31.335cm" svg:height="11.045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6" chart:class="chart:line">
            <chart:data-point chart:repeated="5"/>
          </chart:series>
          <chart:series chart:style-name="ch9" chart:values-cell-range-address="PROC.I2:PROC.I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1:56:07</text:p>
              </table:table-cell>
              <table:table-cell office:value-type="float" office:value="0">
                <text:p text:id="PROC.H2:PROC.H6">0</text:p>
              </table:table-cell>
              <table:table-cell office:value-type="float" office:value="-1">
                <text:p text:id="PROC.I2:PROC.I6">-1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2.1">
                <text:p>2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342cm" svg:y="0.256cm" chart:style-name="ch2">
          <text:p>File-backed paging (kByes/sec) ubuntuServer 11/25/2011</text:p>
        </chart:title>
        <chart:legend chart:legend-position="end" svg:x="32.998cm" svg:y="5.833cm" chart:style-name="ch3"/>
        <chart:plot-area chart:style-name="ch4" table:cell-range-address="VM.A2:VM.A6 VM.H1:VM.I6" chart:data-source-has-labels="both" svg:x="0.713cm" svg:y="1.281cm" svg:width="31.573cm" svg:height="11.044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H2:VM.H6" chart:label-cell-address="VM.H1:VM.H1" chart:class="chart:area">
            <chart:data-point chart:repeated="5"/>
          </chart:series>
          <chart:series chart:style-name="ch8" chart:values-cell-range-address="VM.I2:VM.I6" chart:label-cell-address="VM.I1:VM.I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1:56:07</text:p>
              </table:table-cell>
              <table:table-cell office:value-type="float" office:value="-1">
                <text:p text:id="VM.H2:VM.H6">-1</text:p>
              </table:table-cell>
              <table:table-cell office:value-type="float" office:value="-1">
                <text:p text:id="VM.I2:VM.I6">-1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104cm" svg:y="0.256cm" chart:style-name="ch2">
          <text:p>Swap-space activity (kBytes/sec) ubuntuServer 11/25/2011</text:p>
        </chart:title>
        <chart:legend chart:legend-position="end" svg:x="32.918cm" svg:y="5.832cm" chart:style-name="ch3"/>
        <chart:plot-area chart:style-name="ch4" table:cell-range-address="VM.A2:VM.A6 VM.J1:VM.K6" chart:data-source-has-labels="both" svg:x="0.713cm" svg:y="1.281cm" svg:width="31.493cm" svg:height="11.041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J2:VM.J6" chart:label-cell-address="VM.J1:VM.J1" chart:class="chart:area">
            <chart:data-point chart:repeated="5"/>
          </chart:series>
          <chart:series chart:style-name="ch8" chart:values-cell-range-address="VM.K2:VM.K6" chart:label-cell-address="VM.K1:VM.K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1:56:07</text:p>
              </table:table-cell>
              <table:table-cell office:value-type="float" office:value="-1">
                <text:p text:id="VM.J2:VM.J6">-1</text:p>
              </table:table-cell>
              <table:table-cell office:value-type="float" office:value="-1">
                <text:p text:id="VM.K2:VM.K6">-1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6 CPU_ALL.G1:CPU_ALL.G6" chart:data-source-has-labels="both" svg:x="0.713cm" svg:y="0.256cm" svg:width="31.996cm" svg:height="12.066cm">
          <chart:axis chart:dimension="x" chart:name="primary-x" chart:style-name="ch4">
            <chart:categories table:cell-range-address="CPU_ALL.A2:CPU_ALL.A6"/>
          </chart:axis>
          <chart:axis chart:dimension="y" chart:name="primary-y" chart:style-name="ch5"/>
          <chart:series chart:style-name="ch6" chart:values-cell-range-address="CPU_ALL.G2:CPU_ALL.G6" chart:label-cell-address="CPU_ALL.G1:CPU_ALL.G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1:56:07</text:p>
              </table:table-cell>
              <table:table-cell office:value-type="float" office:value="4">
                <text:p text:id="CPU_ALL.G2:CPU_ALL.G6">4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823cm" svg:y="0.256cm" chart:style-name="ch2">
          <text:p>CPU 1 JMeter_Test_390_Threads  11/25/2011</text:p>
        </chart:title>
        <chart:legend chart:legend-position="end" svg:x="33.209cm" svg:y="5.599cm" chart:style-name="ch3"/>
        <chart:plot-area chart:style-name="ch4" table:cell-range-address="CPU01.A1:CPU01.D6" chart:data-source-has-labels="both" svg:x="0.713cm" svg:y="1.281cm" svg:width="31.784cm" svg:height="11.044cm">
          <chart:axis chart:dimension="x" chart:name="primary-x" chart:style-name="ch5">
            <chart:categories table:cell-range-address="CPU01.A2:CPU01.A6"/>
          </chart:axis>
          <chart:axis chart:dimension="y" chart:name="primary-y" chart:style-name="ch6"/>
          <chart:series chart:style-name="ch7" chart:values-cell-range-address="CPU01.B2:CPU01.B6" chart:label-cell-address="CPU01.B1:CPU01.B1" chart:class="chart:area">
            <chart:data-point chart:repeated="5"/>
          </chart:series>
          <chart:series chart:style-name="ch8" chart:values-cell-range-address="CPU01.C2:CPU01.C6" chart:label-cell-address="CPU01.C1:CPU01.C1" chart:class="chart:area">
            <chart:data-point chart:repeated="5"/>
          </chart:series>
          <chart:series chart:style-name="ch9" chart:values-cell-range-address="CPU01.D2:CPU01.D6" chart:label-cell-address="CPU01.D1:CPU01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6">11:56:07</text:p>
              </table:table-cell>
              <table:table-cell office:value-type="float" office:value="0.3">
                <text:p text:id="CPU01.B2:CPU01.B6">0.3</text:p>
              </table:table-cell>
              <table:table-cell office:value-type="float" office:value="0.1">
                <text:p text:id="CPU01.C2:CPU01.C6">0.1</text:p>
              </table:table-cell>
              <table:table-cell office:value-type="float" office:value="0">
                <text:p text:id="CPU01.D2:CPU01.D6">0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15.3">
                <text:p>15.3</text:p>
              </table:table-cell>
              <table:table-cell office:value-type="float" office:value="4.5">
                <text:p>4.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39.9">
                <text:p>39.9</text:p>
              </table:table-cell>
              <table:table-cell office:value-type="float" office:value="4.7">
                <text:p>4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22.5">
                <text:p>22.5</text:p>
              </table:table-cell>
              <table:table-cell office:value-type="float" office:value="4.3">
                <text:p>4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13.5">
                <text:p>13.5</text:p>
              </table:table-cell>
              <table:table-cell office:value-type="float" office:value="4">
                <text:p>4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823cm" svg:y="0.256cm" chart:style-name="ch2">
          <text:p>CPU 2 JMeter_Test_390_Threads  11/25/2011</text:p>
        </chart:title>
        <chart:legend chart:legend-position="end" svg:x="33.209cm" svg:y="5.599cm" chart:style-name="ch3"/>
        <chart:plot-area chart:style-name="ch4" table:cell-range-address="CPU02.A1:CPU02.D6" chart:data-source-has-labels="both" svg:x="0.713cm" svg:y="1.281cm" svg:width="31.784cm" svg:height="11.044cm">
          <chart:axis chart:dimension="x" chart:name="primary-x" chart:style-name="ch5">
            <chart:categories table:cell-range-address="CPU02.A2:CPU02.A6"/>
          </chart:axis>
          <chart:axis chart:dimension="y" chart:name="primary-y" chart:style-name="ch6"/>
          <chart:series chart:style-name="ch7" chart:values-cell-range-address="CPU02.B2:CPU02.B6" chart:label-cell-address="CPU02.B1:CPU02.B1" chart:class="chart:area">
            <chart:data-point chart:repeated="5"/>
          </chart:series>
          <chart:series chart:style-name="ch8" chart:values-cell-range-address="CPU02.C2:CPU02.C6" chart:label-cell-address="CPU02.C1:CPU02.C1" chart:class="chart:area">
            <chart:data-point chart:repeated="5"/>
          </chart:series>
          <chart:series chart:style-name="ch9" chart:values-cell-range-address="CPU02.D2:CPU02.D6" chart:label-cell-address="CPU02.D1:CPU02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6">11:56:07</text:p>
              </table:table-cell>
              <table:table-cell office:value-type="float" office:value="0.3">
                <text:p text:id="CPU02.B2:CPU02.B6">0.3</text:p>
              </table:table-cell>
              <table:table-cell office:value-type="float" office:value="0.2">
                <text:p text:id="CPU02.C2:CPU02.C6">0.2</text:p>
              </table:table-cell>
              <table:table-cell office:value-type="float" office:value="0">
                <text:p text:id="CPU02.D2:CPU02.D6">0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16.3">
                <text:p>16.3</text:p>
              </table:table-cell>
              <table:table-cell office:value-type="float" office:value="4">
                <text:p>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47.4">
                <text:p>47.4</text:p>
              </table:table-cell>
              <table:table-cell office:value-type="float" office:value="6.3">
                <text:p>6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24">
                <text:p>24</text:p>
              </table:table-cell>
              <table:table-cell office:value-type="float" office:value="4.7">
                <text:p>4.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16.8">
                <text:p>16.8</text:p>
              </table:table-cell>
              <table:table-cell office:value-type="float" office:value="4.7">
                <text:p>4.7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823cm" svg:y="0.256cm" chart:style-name="ch2">
          <text:p>CPU 3 JMeter_Test_390_Threads  11/25/2011</text:p>
        </chart:title>
        <chart:legend chart:legend-position="end" svg:x="33.209cm" svg:y="5.599cm" chart:style-name="ch3"/>
        <chart:plot-area chart:style-name="ch4" table:cell-range-address="CPU03.A1:CPU03.D6" chart:data-source-has-labels="both" svg:x="0.713cm" svg:y="1.281cm" svg:width="31.784cm" svg:height="11.044cm">
          <chart:axis chart:dimension="x" chart:name="primary-x" chart:style-name="ch5">
            <chart:categories table:cell-range-address="CPU03.A2:CPU03.A6"/>
          </chart:axis>
          <chart:axis chart:dimension="y" chart:name="primary-y" chart:style-name="ch6"/>
          <chart:series chart:style-name="ch7" chart:values-cell-range-address="CPU03.B2:CPU03.B6" chart:label-cell-address="CPU03.B1:CPU03.B1" chart:class="chart:area">
            <chart:data-point chart:repeated="5"/>
          </chart:series>
          <chart:series chart:style-name="ch8" chart:values-cell-range-address="CPU03.C2:CPU03.C6" chart:label-cell-address="CPU03.C1:CPU03.C1" chart:class="chart:area">
            <chart:data-point chart:repeated="5"/>
          </chart:series>
          <chart:series chart:style-name="ch9" chart:values-cell-range-address="CPU03.D2:CPU03.D6" chart:label-cell-address="CPU03.D1:CPU03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6">11:56:07</text:p>
              </table:table-cell>
              <table:table-cell office:value-type="float" office:value="0.3">
                <text:p text:id="CPU03.B2:CPU03.B6">0.3</text:p>
              </table:table-cell>
              <table:table-cell office:value-type="float" office:value="0.1">
                <text:p text:id="CPU03.C2:CPU03.C6">0.1</text:p>
              </table:table-cell>
              <table:table-cell office:value-type="float" office:value="0">
                <text:p text:id="CPU03.D2:CPU03.D6">0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15">
                <text:p>15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50.9">
                <text:p>50.9</text:p>
              </table:table-cell>
              <table:table-cell office:value-type="float" office:value="5.7">
                <text:p>5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22">
                <text:p>22</text:p>
              </table:table-cell>
              <table:table-cell office:value-type="float" office:value="5.4">
                <text:p>5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14.6">
                <text:p>14.6</text:p>
              </table:table-cell>
              <table:table-cell office:value-type="float" office:value="3.3">
                <text:p>3.3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823cm" svg:y="0.256cm" chart:style-name="ch2">
          <text:p>CPU 4 JMeter_Test_390_Threads  11/25/2011</text:p>
        </chart:title>
        <chart:legend chart:legend-position="end" svg:x="33.209cm" svg:y="5.599cm" chart:style-name="ch3"/>
        <chart:plot-area chart:style-name="ch4" table:cell-range-address="CPU04.A1:CPU04.D6" chart:data-source-has-labels="both" svg:x="0.713cm" svg:y="1.281cm" svg:width="31.784cm" svg:height="11.044cm">
          <chart:axis chart:dimension="x" chart:name="primary-x" chart:style-name="ch5">
            <chart:categories table:cell-range-address="CPU04.A2:CPU04.A6"/>
          </chart:axis>
          <chart:axis chart:dimension="y" chart:name="primary-y" chart:style-name="ch6"/>
          <chart:series chart:style-name="ch7" chart:values-cell-range-address="CPU04.B2:CPU04.B6" chart:label-cell-address="CPU04.B1:CPU04.B1" chart:class="chart:area">
            <chart:data-point chart:repeated="5"/>
          </chart:series>
          <chart:series chart:style-name="ch8" chart:values-cell-range-address="CPU04.C2:CPU04.C6" chart:label-cell-address="CPU04.C1:CPU04.C1" chart:class="chart:area">
            <chart:data-point chart:repeated="5"/>
          </chart:series>
          <chart:series chart:style-name="ch9" chart:values-cell-range-address="CPU04.D2:CPU04.D6" chart:label-cell-address="CPU04.D1:CPU04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6">11:56:07</text:p>
              </table:table-cell>
              <table:table-cell office:value-type="float" office:value="0.3">
                <text:p text:id="CPU04.B2:CPU04.B6">0.3</text:p>
              </table:table-cell>
              <table:table-cell office:value-type="float" office:value="0.2">
                <text:p text:id="CPU04.C2:CPU04.C6">0.2</text:p>
              </table:table-cell>
              <table:table-cell office:value-type="float" office:value="0.1">
                <text:p text:id="CPU04.D2:CPU04.D6">0.1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15.4">
                <text:p>15.4</text:p>
              </table:table-cell>
              <table:table-cell office:value-type="float" office:value="5.4">
                <text:p>5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48.5">
                <text:p>48.5</text:p>
              </table:table-cell>
              <table:table-cell office:value-type="float" office:value="7">
                <text:p>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21.8">
                <text:p>21.8</text:p>
              </table:table-cell>
              <table:table-cell office:value-type="float" office:value="8.4">
                <text:p>8.4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12.3">
                <text:p>12.3</text:p>
              </table:table-cell>
              <table:table-cell office:value-type="float" office:value="5.8">
                <text:p>5.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1/25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8.3">
                <text:p text:id="CPU_SUMM.B2:CPU_SUMM.B5">18.3</text:p>
              </table:table-cell>
              <table:table-cell office:value-type="float" office:value="3.52">
                <text:p text:id="CPU_SUMM.C2:CPU_SUMM.C5">3.52</text:p>
              </table:table-cell>
              <table:table-cell office:value-type="float" office:value="1.44">
                <text:p text:id="CPU_SUMM.D2:CPU_SUMM.D5">1.44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0.96">
                <text:p>20.96</text:p>
              </table:table-cell>
              <table:table-cell office:value-type="float" office:value="3.98">
                <text:p>3.98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0.56">
                <text:p>20.56</text:p>
              </table:table-cell>
              <table:table-cell office:value-type="float" office:value="3.68">
                <text:p>3.6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9.66">
                <text:p>19.66</text:p>
              </table:table-cell>
              <table:table-cell office:value-type="float" office:value="5.36">
                <text:p>5.36</text:p>
              </table:table-cell>
              <table:table-cell office:value-type="float" office:value="24.94">
                <text:p>24.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532cm" svg:y="0.256cm" chart:style-name="ch2">
          <text:p>Disk total KB/s JMeter_Test_390_Threads - 11/25/2011</text:p>
        </chart:title>
        <chart:legend chart:legend-position="end" svg:x="31.793cm" svg:y="5.599cm" chart:style-name="ch3"/>
        <chart:plot-area chart:style-name="ch4" table:cell-range-address="DISK_SUMM.A2:DISK_SUMM.D6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6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6" chart:label-cell-address="DISK_SUMM.B1:DISK_SUMM.B1" chart:class="chart:area">
            <chart:data-point chart:repeated="5"/>
          </chart:series>
          <chart:series chart:attached-axis="primary-y" chart:style-name="ch11" chart:values-cell-range-address="DISK_SUMM.C2:DISK_SUMM.C6" chart:label-cell-address="DISK_SUMM.C1:DISK_SUMM.C1" chart:class="chart:area">
            <chart:data-point chart:repeated="5"/>
          </chart:series>
          <chart:series chart:attached-axis="secondary-y" chart:style-name="ch12" chart:values-cell-range-address="DISK_SUMM.D2:DISK_SUMM.D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6">11:56:07</text:p>
              </table:table-cell>
              <table:table-cell office:value-type="float" office:value="0">
                <text:p text:id="DISK_SUMM.B2:DISK_SUMM.B6">0</text:p>
              </table:table-cell>
              <table:table-cell office:value-type="float" office:value="0">
                <text:p text:id="DISK_SUMM.C2:DISK_SUMM.C6">0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0">
                <text:p>0</text:p>
              </table:table-cell>
              <table:table-cell office:value-type="float" office:value="2280.4">
                <text:p>2280.4</text:p>
              </table:table-cell>
              <table:table-cell office:value-type="float" office:value="277.6">
                <text:p>277.6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0">
                <text:p>0</text:p>
              </table:table-cell>
              <table:table-cell office:value-type="float" office:value="5570.2">
                <text:p>5570.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0">
                <text:p>0</text:p>
              </table:table-cell>
              <table:table-cell office:value-type="float" office:value="4601.8">
                <text:p>4601.8</text:p>
              </table:table-cell>
              <table:table-cell office:value-type="float" office:value="307.2">
                <text:p>307.2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0">
                <text:p>0</text:p>
              </table:table-cell>
              <table:table-cell office:value-type="float" office:value="2067.6">
                <text:p>2067.6</text:p>
              </table:table-cell>
              <table:table-cell office:value-type="float" office:value="216.2">
                <text:p>21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625cm" svg:y="0.256cm" chart:style-name="ch2">
          <text:p>Disk total KB/s JMeter_Test_390_Threads  11/25/2011</text:p>
        </chart:title>
        <chart:legend chart:legend-position="end" svg:x="33.168cm" svg:y="5.598cm" chart:style-name="ch3"/>
        <chart:plot-area chart:style-name="ch4" table:cell-range-address="DISK_SUMM.B1:DISK_SUMM.D1 DISK_SUMM.A8:DISK_SUMM.D10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8:DISK_SUMM.D8" chart:label-cell-address="DISK_SUMM.A8:DISK_SUMM.A8" chart:class="chart:bar">
            <chart:data-point chart:repeated="3"/>
          </chart:series>
          <chart:series chart:style-name="ch9" chart:values-cell-range-address="DISK_SUMM.B9:DISK_SUMM.D9" chart:label-cell-address="DISK_SUMM.A9:DISK_SUMM.A9" chart:class="chart:bar">
            <chart:data-point chart:repeated="3"/>
          </chart:series>
          <chart:series chart:style-name="ch10" chart:values-cell-range-address="DISK_SUMM.B10:DISK_SUMM.D10" chart:label-cell-address="DISK_SUMM.A10:DISK_SUMM.A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8:DISK_SUMM.A8">Avg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2904">
                <text:p>2904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 text:id="DISK_SUMM.A9:DISK_SUMM.A9">WAvg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1343.85710743802">
                <text:p>1343.85710743802</text:p>
              </table:table-cell>
              <table:table-cell office:value-type="float" office:value="58.6196761133603">
                <text:p>58.6196761133603</text:p>
              </table:table-cell>
            </table:table-row>
            <table:table-row>
              <table:table-cell office:value-type="string">
                <text:p text:id="DISK_SUMM.A10:DISK_SUMM.A10">Max.</text:p>
              </table:table-cell>
              <table:table-cell office:value-type="float" office:value="0">
                <text:p text:id="DISK_SUMM.B10:DISK_SUMM.D10">0</text:p>
              </table:table-cell>
              <table:table-cell office:value-type="float" office:value="1322.34289256198">
                <text:p>1322.34289256198</text:p>
              </table:table-cell>
              <table:table-cell office:value-type="float" office:value="50.9803238866397">
                <text:p>50.98032388663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515cm" svg:y="0.256cm" chart:style-name="ch2">
          <text:p>Disk Block Size JMeter_Test_390_Threads (Kbytes)  11/25/2011</text:p>
        </chart:title>
        <chart:legend chart:legend-position="end" svg:x="33.065cm" svg:y="5.599cm" chart:style-name="ch3"/>
        <chart:plot-area chart:style-name="ch4" table:cell-range-address="DISKBSIZE.B1:DISKBSIZE.E1 DISKBSIZE.B8:DISKBSIZE.E10" chart:data-source-has-labels="row" svg:x="0.712cm" svg:y="1.281cm" svg:width="31.642cm" svg:height="11.044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8:DISKBSIZE.E8" chart:class="chart:bar">
            <chart:data-point chart:repeated="4"/>
          </chart:series>
          <chart:series chart:style-name="ch9" chart:values-cell-range-address="DISKBSIZE.B9:DISKBSIZE.E9" chart:class="chart:bar">
            <chart:data-point chart:repeated="4"/>
          </chart:series>
          <chart:series chart:style-name="ch10" chart:values-cell-range-address="DISKBSIZE.B10:DISKBSIZE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2.52">
                <text:p text:id="DISKBSIZE.B8:DISKBSIZE.E8">12.52</text:p>
              </table:table-cell>
              <table:table-cell office:value-type="float" office:value="12.52">
                <text:p>12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7.80651757188499">
                <text:p text:id="DISKBSIZE.B9:DISKBSIZE.E9">7.80651757188499</text:p>
              </table:table-cell>
              <table:table-cell office:value-type="float" office:value="7.80651757188499">
                <text:p>7.80651757188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9.47348242811501">
                <text:p text:id="DISKBSIZE.B10:DISKBSIZE.E10">9.47348242811501</text:p>
              </table:table-cell>
              <table:table-cell office:value-type="float" office:value="9.47348242811501">
                <text:p>9.47348242811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515cm" svg:y="0.256cm" chart:style-name="ch2">
          <text:p>Disk Block Size JMeter_Test_390_Threads (Kbytes)  11/25/2011</text:p>
        </chart:title>
        <chart:legend chart:legend-position="end" svg:x="33.409cm" svg:y="5.364cm" chart:style-name="ch3"/>
        <chart:plot-area chart:style-name="ch4" table:cell-range-address="DISKBSIZE.A1:DISKBSIZE.E6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6" chart:label-cell-address="DISKBSIZE.B1:DISKBSIZE.B1" chart:class="chart:line">
            <chart:data-point chart:repeated="5"/>
          </chart:series>
          <chart:series chart:style-name="ch9" chart:values-cell-range-address="DISKBSIZE.C2:DISKBSIZE.C6" chart:label-cell-address="DISKBSIZE.C1:DISKBSIZE.C1" chart:class="chart:line">
            <chart:data-point chart:repeated="5"/>
          </chart:series>
          <chart:series chart:style-name="ch10" chart:values-cell-range-address="DISKBSIZE.D2:DISKBSIZE.D6" chart:label-cell-address="DISKBSIZE.D1:DISKBSIZE.D1" chart:class="chart:line">
            <chart:data-point chart:repeated="5"/>
          </chart:series>
          <chart:series chart:style-name="ch11" chart:values-cell-range-address="DISKBSIZE.E2:DISKBSIZE.E6" chart:label-cell-address="DISKBSIZE.E1:DISKBSIZE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6">11:56:07</text:p>
              </table:table-cell>
              <table:table-cell office:value-type="float" office:value="0">
                <text:p text:id="DISKBSIZE.B2:DISKBSIZE.B6">0</text:p>
              </table:table-cell>
              <table:table-cell office:value-type="float" office:value="0">
                <text:p text:id="DISKBSIZE.C2:DISKBSIZE.C6">0</text:p>
              </table:table-cell>
              <table:table-cell office:value-type="float" office:value="0">
                <text:p text:id="DISKBSIZE.D2:DISKBSIZE.D6">0</text:p>
              </table:table-cell>
              <table:table-cell office:value-type="float" office:value="0">
                <text:p text:id="DISKBSIZE.E2:DISKBSIZE.E6">0</text:p>
              </table:table-cell>
            </table:table-row>
            <table:table-row>
              <table:table-cell office:value-type="string">
                <text:p>11:56:37</text:p>
              </table:table-cell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07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3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8:07</text:p>
              </table:table-cell>
              <table:table-cell office:value-type="float" office:value="9.6">
                <text:p>9.6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1.089cm" svg:y="0.256cm" chart:style-name="ch2">
          <text:p>Disk %Busy JMeter_Test_390_Threads  11/25/2011</text:p>
        </chart:title>
        <chart:legend chart:legend-position="end" svg:x="33.065cm" svg:y="5.599cm" chart:style-name="ch3"/>
        <chart:plot-area chart:style-name="ch4" table:cell-range-address="DISKBUSY.B1:DISKBUSY.E1 DISKBUSY.B8:DISKBUSY.E10" chart:data-source-has-labels="row" svg:x="0.712cm" svg:y="1.281cm" svg:width="31.642cm" svg:height="11.044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8:DISKBUSY.E8" chart:class="chart:bar">
            <chart:data-point chart:repeated="4"/>
          </chart:series>
          <chart:series chart:style-name="ch9" chart:values-cell-range-address="DISKBUSY.B9:DISKBUSY.E9" chart:class="chart:bar">
            <chart:data-point chart:repeated="4"/>
          </chart:series>
          <chart:series chart:style-name="ch10" chart:values-cell-range-address="DISKBUSY.B10:DISKBUSY.E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38.12">
                <text:p text:id="DISKBUSY.B8:DISKBUSY.E8">38.12</text:p>
              </table:table-cell>
              <table:table-cell office:value-type="float" office:value="38.12">
                <text:p>38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0.9527177334733">
                <text:p text:id="DISKBUSY.B9:DISKBUSY.E9">10.9527177334733</text:p>
              </table:table-cell>
              <table:table-cell office:value-type="float" office:value="10.9527177334733">
                <text:p>10.9527177334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6.72728226652674">
                <text:p text:id="DISKBUSY.B10:DISKBUSY.E10">6.72728226652674</text:p>
              </table:table-cell>
              <table:table-cell office:value-type="float" office:value="6.72728226652674">
                <text:p>6.72728226652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